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Liberation Serif" svg:font-family="'Liberation Serif'" style:font-adornments="Oblique" style:font-family-generic="roman"/>
    <style:font-face style:name="Utopia-Bold" svg:font-family="Utopia-Bold" style:font-family-generic="roman"/>
    <style:font-face style:name="Arial" svg:font-family="Arial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9.151cm" table:align="left"/>
    </style:style>
    <style:style style:name="Tableau6.A" style:family="table-column">
      <style:table-column-properties style:column-width="3.122cm"/>
    </style:style>
    <style:style style:name="Tableau6.B" style:family="table-column">
      <style:table-column-properties style:column-width="2.875cm"/>
    </style:style>
    <style:style style:name="Tableau6.C" style:family="table-column">
      <style:table-column-properties style:column-width="3.154cm"/>
    </style:style>
    <style:style style:name="Tableau6.A1" style:family="table-cell">
      <style:table-cell-properties style:vertical-align="middle" fo:background-color="#de9ad5" fo:padding="0.049cm" fo:border="0.5pt solid #000000">
        <style:background-image/>
      </style:table-cell-properties>
    </style:style>
    <style:style style:name="Tableau6.A2" style:family="table-cell">
      <style:table-cell-properties style:vertical-align="middle" fo:padding="0.049cm" fo:border="0.5pt solid #000000"/>
    </style:style>
    <style:style style:name="Tableau6.B2" style:family="table-cell">
      <style:table-cell-properties style:vertical-align="middle" fo:padding="0.049cm" fo:border="0.5pt solid #000000"/>
    </style:style>
    <style:style style:name="Tableau6.C2" style:family="table-cell">
      <style:table-cell-properties style:vertical-align="middle" fo:padding="0.049cm" fo:border="0.5pt solid #000000"/>
    </style:style>
    <style:style style:name="Tableau6.A3" style:family="table-cell">
      <style:table-cell-properties style:vertical-align="middle" fo:padding="0.049cm" fo:border="0.5pt solid #000000"/>
    </style:style>
    <style:style style:name="Tableau6.B3" style:family="table-cell">
      <style:table-cell-properties style:vertical-align="middle" fo:padding="0.049cm" fo:border="0.5pt solid #000000"/>
    </style:style>
    <style:style style:name="Tableau6.C3" style:family="table-cell">
      <style:table-cell-properties style:vertical-align="middle" fo:padding="0.049cm" fo:border="0.5pt solid #000000"/>
    </style:style>
    <style:style style:name="Tableau6.A4" style:family="table-cell">
      <style:table-cell-properties style:vertical-align="middle" fo:padding="0.049cm" fo:border="0.5pt solid #000000"/>
    </style:style>
    <style:style style:name="Tableau6.B4" style:family="table-cell">
      <style:table-cell-properties style:vertical-align="middle" fo:padding="0.049cm" fo:border="0.5pt solid #000000"/>
    </style:style>
    <style:style style:name="Tableau6.C4" style:family="table-cell">
      <style:table-cell-properties style:vertical-align="middle" fo:padding="0.049cm" fo:border="0.5pt solid #000000"/>
    </style:style>
    <style:style style:name="Tableau6.A5" style:family="table-cell">
      <style:table-cell-properties style:vertical-align="middle" fo:padding="0.049cm" fo:border="0.5pt solid #000000"/>
    </style:style>
    <style:style style:name="Tableau6.B5" style:family="table-cell">
      <style:table-cell-properties style:vertical-align="middle" fo:padding="0.049cm" fo:border="0.5pt solid #000000"/>
    </style:style>
    <style:style style:name="Tableau6.C5" style:family="table-cell">
      <style:table-cell-properties style:vertical-align="middle" fo:padding="0.049cm" fo:border="0.5pt solid #000000"/>
    </style:style>
    <style:style style:name="Tableau6.A6" style:family="table-cell">
      <style:table-cell-properties style:vertical-align="middle" fo:padding="0.049cm" fo:border="0.5pt solid #000000"/>
    </style:style>
    <style:style style:name="Tableau6.B6" style:family="table-cell">
      <style:table-cell-properties style:vertical-align="middle" fo:padding="0.049cm" fo:border="0.5pt solid #000000"/>
    </style:style>
    <style:style style:name="Tableau6.C6" style:family="table-cell">
      <style:table-cell-properties style:vertical-align="middle" fo:padding="0.049cm" fo:border="0.5pt solid #000000"/>
    </style:style>
    <style:style style:name="Tableau6.A7" style:family="table-cell">
      <style:table-cell-properties style:vertical-align="middle" fo:padding="0.049cm" fo:border="0.5pt solid #000000"/>
    </style:style>
    <style:style style:name="Tableau6.B7" style:family="table-cell">
      <style:table-cell-properties style:vertical-align="middle" fo:padding="0.049cm" fo:border="0.5pt solid #000000"/>
    </style:style>
    <style:style style:name="Tableau6.C7" style:family="table-cell">
      <style:table-cell-properties style:vertical-align="middle" fo:padding="0.049cm" fo:border="0.5pt solid #000000"/>
    </style:style>
    <style:style style:name="Tableau6.A8" style:family="table-cell">
      <style:table-cell-properties style:vertical-align="middle" fo:padding="0.049cm" fo:border="0.5pt solid #000000"/>
    </style:style>
    <style:style style:name="Tableau6.B8" style:family="table-cell">
      <style:table-cell-properties style:vertical-align="middle" fo:padding="0.049cm" fo:border="0.5pt solid #000000"/>
    </style:style>
    <style:style style:name="Tableau6.C8" style:family="table-cell">
      <style:table-cell-properties style:vertical-align="middle" fo:padding="0.049cm" fo:border="0.5pt solid #000000"/>
    </style:style>
    <style:style style:name="Tableau6.A9" style:family="table-cell">
      <style:table-cell-properties style:vertical-align="middle" fo:padding="0.049cm" fo:border="0.5pt solid #000000"/>
    </style:style>
    <style:style style:name="Tableau6.B9" style:family="table-cell">
      <style:table-cell-properties style:vertical-align="middle" fo:padding="0.049cm" fo:border="0.5pt solid #000000"/>
    </style:style>
    <style:style style:name="Tableau6.C9" style:family="table-cell">
      <style:table-cell-properties style:vertical-align="middle" fo:padding="0.049cm" fo:border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rsid="0015e3af" officeooo:paragraph-rsid="0015e3af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22eecf" officeooo:paragraph-rsid="004c022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5" style:family="paragraph" style:parent-style-name="FILET_5f_POINTILLES" style:master-page-name="">
      <style:paragraph-properties fo:margin-top="0cm" fo:margin-bottom="0cm" style:contextual-spacing="false" fo:text-align="justify" style:justify-single-word="false" style:page-number="auto"/>
      <style:text-properties officeooo:paragraph-rsid="00aa164e"/>
    </style:style>
    <style:style style:name="P26" style:family="paragraph" style:parent-style-name="FILET_5f_POINTILLES">
      <style:paragraph-properties fo:margin-top="0cm" fo:margin-bottom="0cm" style:contextual-spacing="false" fo:text-align="justify" style:justify-single-word="false"/>
      <style:text-properties officeooo:paragraph-rsid="00aa164e"/>
    </style:style>
    <style:style style:name="P27" style:family="paragraph" style:parent-style-name="_5f_Paragraphe_20_livret_20_">
      <style:paragraph-properties fo:margin-top="0cm" fo:margin-bottom="0cm" style:contextual-spacing="false"/>
    </style:style>
    <style:style style:name="P28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rsid="00995464" officeooo:paragraph-rsid="00a47b0b"/>
    </style:style>
    <style:style style:name="P29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rsid="00995464" officeooo:paragraph-rsid="00995464"/>
    </style:style>
    <style:style style:name="P30" style:family="paragraph" style:parent-style-name="_5f_Paragraphe_20_livret_20_">
      <style:paragraph-properties fo:margin-top="0cm" fo:margin-bottom="0cm" style:contextual-spacing="false"/>
      <style:text-properties fo:letter-spacing="-0.011cm"/>
    </style:style>
    <style:style style:name="P31" style:family="paragraph" style:parent-style-name="_5f_Paragraphe_20_livret_20_">
      <style:paragraph-properties fo:margin-top="0cm" fo:margin-bottom="0cm" style:contextual-spacing="false"/>
      <style:text-properties officeooo:paragraph-rsid="004c6f45"/>
    </style:style>
    <style:style style:name="P32" style:family="paragraph" style:parent-style-name="_5f_Paragraphe_20_livret_20_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_5f_Paragraphe_20_livret_20_">
      <style:paragraph-properties fo:text-align="center" style:justify-single-word="false"/>
      <style:text-properties fo:font-size="9pt" style:font-size-asian="9pt" style:font-size-complex="9pt"/>
    </style:style>
    <style:style style:name="P34" style:family="paragraph" style:parent-style-name="_5f_Paragraphe_20_livret_20_">
      <style:paragraph-properties fo:text-align="center" style:justify-single-word="false"/>
    </style:style>
    <style:style style:name="P35" style:family="paragraph" style:parent-style-name="_5f_Paragraphe_20_livret_20_">
      <style:paragraph-properties fo:text-align="center" style:justify-single-word="false"/>
      <style:text-properties officeooo:paragraph-rsid="0095eba7"/>
    </style:style>
    <style:style style:name="P36" style:family="paragraph" style:parent-style-name="_5f_Paragraphe_20_livret_20_">
      <style:paragraph-properties fo:text-align="center" style:justify-single-word="false"/>
      <style:text-properties officeooo:paragraph-rsid="0097264c"/>
    </style:style>
    <style:style style:name="P37" style:family="paragraph" style:parent-style-name="_5f_Paragraphe_20_livret_20_">
      <style:paragraph-properties fo:margin-top="0.101cm" fo:margin-bottom="0cm" style:contextual-spacing="false"/>
    </style:style>
    <style:style style:name="P38" style:family="paragraph" style:parent-style-name="_5f_Paragraphe_20_livret_20_">
      <style:paragraph-properties fo:margin-top="0.101cm" fo:margin-bottom="0cm" style:contextual-spacing="false"/>
      <style:text-properties officeooo:paragraph-rsid="004c0228"/>
    </style:style>
    <style:style style:name="P39" style:family="paragraph" style:parent-style-name="_5f_Paragraphe_20_livret_20_">
      <style:paragraph-properties fo:margin-top="0.101cm" fo:margin-bottom="0cm" style:contextual-spacing="false"/>
      <style:text-properties officeooo:paragraph-rsid="00a8f66a"/>
    </style:style>
    <style:style style:name="P40" style:family="paragraph" style:parent-style-name="_5f_Paragraphe_20_livret_20_">
      <style:paragraph-properties fo:margin-top="0cm" fo:margin-bottom="0.101cm" style:contextual-spacing="false"/>
    </style:style>
    <style:style style:name="P41" style:family="paragraph" style:parent-style-name="_5f_Paragraphe_20_livret_20_">
      <style:paragraph-properties fo:margin-top="0cm" fo:margin-bottom="0.101cm" style:contextual-spacing="false"/>
      <style:text-properties officeooo:paragraph-rsid="0082159a"/>
    </style:style>
    <style:style style:name="P42" style:family="paragraph" style:parent-style-name="_5f_Paragraphe_20_livret_20_">
      <style:paragraph-properties fo:margin-top="0.199cm" fo:margin-bottom="0cm" style:contextual-spacing="false" fo:text-align="justify" style:justify-single-word="false"/>
      <style:text-properties officeooo:rsid="00995464" officeooo:paragraph-rsid="00aa164e"/>
    </style:style>
    <style:style style:name="P43" style:family="paragraph" style:parent-style-name="_5f_Paragraphe_20_livret_20_">
      <style:paragraph-properties fo:margin-top="0.199cm" fo:margin-bottom="0cm" style:contextual-spacing="false" fo:text-align="justify" style:justify-single-word="false"/>
      <style:text-properties officeooo:paragraph-rsid="00a57c1a"/>
    </style:style>
    <style:style style:name="P44" style:family="paragraph" style:parent-style-name="_5f_Paragraphe_20_livret_20_">
      <style:paragraph-properties fo:margin-top="0.199cm" fo:margin-bottom="0.101cm" style:contextual-spacing="false"/>
      <style:text-properties officeooo:paragraph-rsid="00326d17"/>
    </style:style>
    <style:style style:name="P45" style:family="paragraph" style:parent-style-name="_5f_Paragraphe_20_livret_20_">
      <style:paragraph-properties fo:margin-top="0.101cm" fo:margin-bottom="0.049cm" style:contextual-spacing="false"/>
    </style:style>
    <style:style style:name="P46" style:family="paragraph" style:parent-style-name="_5f_Paragraphe_20_livret_20_">
      <style:paragraph-properties fo:margin-top="0.3cm" fo:margin-bottom="0cm" style:contextual-spacing="false"/>
      <style:text-properties style:font-name="Bitstream Vera Sans1" fo:font-size="10pt" officeooo:paragraph-rsid="004c0228" style:font-size-asian="10pt" style:font-size-complex="10pt"/>
    </style:style>
    <style:style style:name="P47" style:family="paragraph" style:parent-style-name="_5f_Paragraphe_20_livret_20_">
      <style:paragraph-properties fo:margin-top="0.3cm" fo:margin-bottom="0cm" style:contextual-spacing="false"/>
      <style:text-properties officeooo:paragraph-rsid="00a8f66a"/>
    </style:style>
    <style:style style:name="P48" style:family="paragraph" style:parent-style-name="_5f_Paragraphe_20_livret_20_">
      <style:paragraph-properties fo:margin-top="0.3cm" fo:margin-bottom="0cm" style:contextual-spacing="false" fo:text-align="justify" style:justify-single-word="false"/>
      <style:text-properties officeooo:paragraph-rsid="00aa164e"/>
    </style:style>
    <style:style style:name="P49" style:family="paragraph" style:parent-style-name="_5f_Paragraphe_20_livret_20_">
      <style:paragraph-properties fo:margin-top="0.3cm" fo:margin-bottom="0cm" style:contextual-spacing="false" fo:text-align="justify" style:justify-single-word="false"/>
      <style:text-properties officeooo:paragraph-rsid="00abccb2"/>
    </style:style>
    <style:style style:name="P50" style:family="paragraph" style:parent-style-name="FILET_5f_POINTILLES">
      <style:paragraph-properties fo:margin-top="0.3cm" fo:margin-bottom="0cm" style:contextual-spacing="false" fo:line-height="100%"/>
      <style:text-properties officeooo:paragraph-rsid="00a8f66a"/>
    </style:style>
    <style:style style:name="P51" style:family="paragraph" style:parent-style-name="FILET_5f_POINTILLES">
      <style:paragraph-properties fo:margin-top="0.3cm" fo:margin-bottom="0cm" style:contextual-spacing="false" fo:line-height="100%"/>
      <style:text-properties officeooo:paragraph-rsid="00b1396c"/>
    </style:style>
    <style:style style:name="P52" style:family="paragraph" style:parent-style-name="FILET_5f_POINTILLES">
      <style:paragraph-properties fo:margin-top="0.27cm" fo:margin-bottom="0cm" style:contextual-spacing="false" fo:line-height="100%"/>
    </style:style>
    <style:style style:name="P53" style:family="paragraph" style:parent-style-name="_5f_Paragraphe_20_livret_20_">
      <style:paragraph-properties fo:margin-top="0.101cm" fo:margin-bottom="0.131cm" style:contextual-spacing="false"/>
    </style:style>
    <style:style style:name="P54" style:family="paragraph" style:parent-style-name="_5f_Paragraphe_20_livret_20_">
      <style:paragraph-properties fo:margin-top="0.101cm" fo:margin-bottom="0.4cm" style:contextual-spacing="false"/>
    </style:style>
    <style:style style:name="P55" style:family="paragraph" style:parent-style-name="_5f_Paragraphe_20_livret_20_">
      <style:paragraph-properties fo:margin-top="0cm" fo:margin-bottom="0.199cm" style:contextual-spacing="false"/>
    </style:style>
    <style:style style:name="P56" style:family="paragraph" style:parent-style-name="_5f_Paragraphe_20_livret_20_">
      <style:paragraph-properties fo:margin-top="0.079cm" fo:margin-bottom="0.101cm" style:contextual-spacing="false"/>
    </style:style>
    <style:style style:name="P57" style:family="paragraph" style:parent-style-name="FILET_5f_POINTILLES">
      <style:text-properties officeooo:paragraph-rsid="00b6902e"/>
    </style:style>
    <style:style style:name="P58" style:family="paragraph" style:parent-style-name="_5f_Paragraphe_20_livret_20_">
      <style:paragraph-properties fo:margin-top="0.178cm" fo:margin-bottom="0cm" style:contextual-spacing="false"/>
      <style:text-properties officeooo:paragraph-rsid="004c0228"/>
    </style:style>
    <style:style style:name="P59" style:family="paragraph" style:parent-style-name="Exo_5f_Num">
      <style:paragraph-properties fo:margin-top="0.529cm" fo:margin-bottom="0cm" style:contextual-spacing="false"/>
    </style:style>
    <style:style style:name="P60" style:family="paragraph" style:parent-style-name="Exo_5f_Num">
      <style:paragraph-properties fo:margin-top="0.499cm" fo:margin-bottom="0cm" style:contextual-spacing="false"/>
    </style:style>
    <style:style style:name="P61" style:family="paragraph" style:parent-style-name="Exo_5f_Num">
      <style:paragraph-properties fo:margin-top="0.499cm" fo:margin-bottom="0cm" style:contextual-spacing="false" fo:break-before="page"/>
    </style:style>
    <style:style style:name="P62" style:family="paragraph" style:parent-style-name="Exo_5f_Num">
      <style:paragraph-properties fo:margin-top="0.6cm" fo:margin-bottom="0cm" style:contextual-spacing="false" fo:line-height="100%" fo:break-before="page"/>
      <style:text-properties officeooo:paragraph-rsid="00ae9eef"/>
    </style:style>
    <style:style style:name="P63" style:family="paragraph" style:parent-style-name="Exo_5f_Num">
      <style:paragraph-properties fo:margin-top="0.499cm" fo:margin-bottom="0.101cm" style:contextual-spacing="false" fo:break-before="column"/>
    </style:style>
    <style:style style:name="P64" style:family="paragraph" style:parent-style-name="Exo_5f_Num" style:list-style-name="Num_5f_Exo">
      <style:paragraph-properties fo:margin-top="0.45cm" fo:margin-bottom="0.199cm" style:contextual-spacing="false" fo:text-align="justify" style:justify-single-word="false"/>
      <style:text-properties officeooo:paragraph-rsid="00995464"/>
    </style:style>
    <style:style style:name="P65" style:family="paragraph" style:parent-style-name="Exo_5f_Num" style:list-style-name="Num_5f_Exo">
      <style:paragraph-properties fo:margin-top="0.85cm" fo:margin-bottom="0.3cm" style:contextual-spacing="false" fo:text-align="justify" style:justify-single-word="false"/>
      <style:text-properties officeooo:paragraph-rsid="00aa164e"/>
    </style:style>
    <style:style style:name="P66" style:family="paragraph" style:parent-style-name="Exo_5f_Num" style:list-style-name="Num_5f_Exo">
      <style:paragraph-properties fo:margin-top="0.3cm" fo:margin-bottom="0cm" style:contextual-spacing="false"/>
      <style:text-properties officeooo:paragraph-rsid="007ff45c"/>
    </style:style>
    <style:style style:name="P67" style:family="paragraph" style:parent-style-name="FILET_5f_POINTILLES" style:list-style-name="liste_5f_abc"/>
    <style:style style:name="P68" style:family="paragraph" style:parent-style-name="FILET_5f_POINTILLES" style:list-style-name="liste_5f_abc">
      <style:text-properties officeooo:paragraph-rsid="00acbe37"/>
    </style:style>
    <style:style style:name="P69" style:family="paragraph" style:parent-style-name="FILET_5f_POINTILLES" style:list-style-name="liste_5f_abc">
      <style:text-properties officeooo:paragraph-rsid="00ae9eef"/>
    </style:style>
    <style:style style:name="P70" style:family="paragraph" style:parent-style-name="FILET_5f_POINTILLES" style:list-style-name="liste_5f_abc">
      <style:text-properties officeooo:paragraph-rsid="00b3d64b"/>
    </style:style>
    <style:style style:name="P71" style:family="paragraph" style:parent-style-name="FILET_5f_POINTILLES" style:list-style-name="liste_5f_abc">
      <style:text-properties officeooo:paragraph-rsid="00b6902e"/>
    </style:style>
    <style:style style:name="P72" style:family="paragraph" style:parent-style-name="FILET_5f_POINTILLES" style:list-style-name="liste_5f_abc">
      <style:text-properties officeooo:paragraph-rsid="0046d0eb"/>
    </style:style>
    <style:style style:name="P73" style:family="paragraph" style:parent-style-name="FILET_5f_POINTILLES" style:list-style-name="liste_5f_abc">
      <style:text-properties officeooo:paragraph-rsid="00b8cfe5"/>
    </style:style>
    <style:style style:name="P74" style:family="paragraph" style:parent-style-name="FILET_5f_POINTILLES" style:list-style-name="liste_5f_abc">
      <style:paragraph-properties fo:line-height="100%"/>
    </style:style>
    <style:style style:name="P75" style:family="paragraph" style:parent-style-name="FILET_5f_POINTILLES" style:list-style-name="liste_5f_abc">
      <style:text-properties style:font-name="Bitstream Vera Sans1" fo:font-size="10pt" officeooo:paragraph-rsid="0046d0eb" style:font-size-asian="10pt" style:font-size-complex="10pt"/>
    </style:style>
    <style:style style:name="P76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aa164e"/>
    </style:style>
    <style:style style:name="P77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b6f23a"/>
    </style:style>
    <style:style style:name="P78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b3eb94"/>
    </style:style>
    <style:style style:name="P79" style:family="paragraph" style:parent-style-name="Standard" style:list-style-name="liste_5f_abc"/>
    <style:style style:name="P80" style:family="paragraph" style:parent-style-name="Standard" style:list-style-name="liste_5f_abc">
      <style:text-properties officeooo:paragraph-rsid="00855624"/>
    </style:style>
    <style:style style:name="P81" style:family="paragraph" style:parent-style-name="Standard" style:list-style-name="liste_5f_abc">
      <style:text-properties officeooo:paragraph-rsid="00a798a6"/>
    </style:style>
    <style:style style:name="P82" style:family="paragraph" style:parent-style-name="Standard" style:list-style-name="liste_5f_abc">
      <style:paragraph-properties fo:text-align="justify" style:justify-single-word="false"/>
    </style:style>
    <style:style style:name="P83" style:family="paragraph" style:parent-style-name="Standard" style:list-style-name="liste_5f_abc">
      <style:paragraph-properties fo:text-align="justify" style:justify-single-word="false"/>
      <style:text-properties officeooo:paragraph-rsid="0083156c"/>
    </style:style>
    <style:style style:name="P84" style:family="paragraph" style:parent-style-name="Standard" style:list-style-name="liste_5f_abc">
      <style:paragraph-properties fo:text-align="justify" style:justify-single-word="false"/>
      <style:text-properties officeooo:paragraph-rsid="00835f93"/>
    </style:style>
    <style:style style:name="P85" style:family="paragraph" style:parent-style-name="Standard" style:list-style-name="liste_5f_abc">
      <style:paragraph-properties fo:text-align="justify" style:justify-single-word="false"/>
      <style:text-properties officeooo:paragraph-rsid="00855624"/>
    </style:style>
    <style:style style:name="P86" style:family="paragraph" style:parent-style-name="Standard" style:list-style-name="liste_5f_abc">
      <style:paragraph-properties fo:text-align="justify" style:justify-single-word="false"/>
      <style:text-properties officeooo:paragraph-rsid="0086d394"/>
    </style:style>
    <style:style style:name="P87" style:family="paragraph" style:parent-style-name="Standard" style:list-style-name="Num_5f_Exo">
      <style:paragraph-properties fo:text-align="justify" style:justify-single-word="false"/>
      <style:text-properties officeooo:rsid="007c5806" officeooo:paragraph-rsid="0097264c"/>
    </style:style>
    <style:style style:name="P88" style:family="paragraph" style:parent-style-name="Standard" style:list-style-name="liste_5f_abc">
      <style:paragraph-properties fo:margin-top="0.4cm" fo:margin-bottom="0cm" style:contextual-spacing="false" style:shadow="none"/>
      <style:text-properties style:font-name="Bitstream Vera Sans1" fo:font-size="10pt" officeooo:paragraph-rsid="00a798a6" style:font-size-asian="10pt" style:font-size-complex="10pt"/>
    </style:style>
    <style:style style:name="P89" style:family="paragraph" style:parent-style-name="Text_20_body" style:list-style-name="Num_5f_Exo">
      <style:paragraph-properties fo:margin-top="0.45cm" fo:margin-bottom="0.21cm" style:contextual-spacing="false" fo:break-before="column"/>
      <style:text-properties officeooo:paragraph-rsid="0037323d"/>
    </style:style>
    <style:style style:name="P90" style:family="paragraph" style:parent-style-name="_5f_Paragraphe_20_livret_20_" style:list-style-name="liste_5f_abc"/>
    <style:style style:name="P91" style:family="paragraph" style:parent-style-name="_5f_Paragraphe_20_livret_20_" style:list-style-name="liste_5f_abc">
      <style:paragraph-properties fo:margin-top="0.201cm" fo:margin-bottom="0.201cm" style:contextual-spacing="false"/>
    </style:style>
    <style:style style:name="P92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93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94" style:family="paragraph" style:parent-style-name="_5f_Paragraphe_20_livret_20_" style:list-style-name="liste_5f_abc">
      <style:paragraph-properties fo:margin-top="0.3cm" fo:margin-bottom="0cm" style:contextual-spacing="false" fo:line-height="100%"/>
    </style:style>
    <style:style style:name="P95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96" style:family="paragraph" style:parent-style-name="_5f_Pied_20_de_20_page" style:list-style-name="">
      <style:paragraph-properties fo:text-align="end" style:justify-single-word="false"/>
    </style:style>
    <style:style style:name="P97" style:family="paragraph" style:parent-style-name="_5f_Pied_20_de_20_page">
      <style:paragraph-properties fo:text-align="end" style:justify-single-word="false"/>
    </style:style>
    <style:style style:name="P98" style:family="paragraph" style:parent-style-name="_5f_Pied_20_de_20_page" style:list-style-name=""/>
    <style:style style:name="P9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Titre_20_d_27_exercices_20_livret" style:list-style-name="Num_5f_Exo">
      <style:paragraph-properties fo:margin-top="0.499cm" fo:margin-bottom="0cm" style:contextual-spacing="false"/>
    </style:style>
    <style:style style:name="P10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4" fo:break-before="auto" fo:break-after="auto" style:shadow="none"/>
      <style:text-properties style:font-name="Bitstream Vera Sans1" fo:font-size="10pt" fo:font-style="normal" style:text-underline-style="none" fo:font-weight="bold" officeooo:rsid="00290c92" officeooo:paragraph-rsid="0022eecf" style:font-size-asian="10pt" style:font-style-asian="normal" style:font-weight-asian="bold" style:font-size-complex="10pt" style:font-style-complex="normal" style:font-weight-complex="bold"/>
    </style:style>
    <style:style style:name="P102" style:family="paragraph">
      <loext:graphic-properties draw:fill="none"/>
    </style:style>
    <style:style style:name="P103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0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indent="0cm" style:writing-mode="lr-tb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e6e90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17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18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19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text-align="cente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98ba7"/>
    </style:style>
    <style:style style:name="T6" style:family="text">
      <style:text-properties officeooo:rsid="0053ee92"/>
    </style:style>
    <style:style style:name="T7" style:family="text">
      <style:text-properties fo:color="#1ca2b8" loext:opacity="100%" style:font-name="Bitstream Vera Sans1" fo:font-size="10pt" fo:font-weight="bold" officeooo:rsid="00305d09" style:font-name-asian="Utopia-Bold" style:font-size-asian="10pt" style:font-weight-asian="bold" style:font-name-complex="Utopia-Bold" style:font-size-complex="10pt" style:font-weight-complex="bold"/>
    </style:style>
    <style:style style:name="T8" style:family="text">
      <style:text-properties fo:color="#1ca2b8" loext:opacity="100%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9" style:family="text">
      <style:text-properties fo:color="#1ca2b8" loext:opacity="100%" style:font-name="Bitstream Vera Sans1" fo:font-size="10pt" fo:font-weight="bold" officeooo:rsid="004c0228" style:font-name-asian="Utopia-Bold" style:font-size-asian="10pt" style:font-weight-asian="bold" style:font-name-complex="Utopia-Bold" style:font-size-complex="10pt" style:font-weight-complex="bold"/>
    </style:style>
    <style:style style:name="T10" style:family="text">
      <style:text-properties fo:color="#1ca2b8" loext:opacity="100%" style:font-name="Bitstream Vera Sans1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1ca2b8" loext:opacity="100%" style:font-name="Bitstream Vera Sans1" fo:font-size="10pt" fo:font-weight="bold" officeooo:rsid="00326d17" style:font-size-asian="10pt" style:font-weight-asian="bold" style:font-size-complex="10pt" style:font-weight-complex="bold"/>
    </style:style>
    <style:style style:name="T12" style:family="text">
      <style:text-properties fo:color="#1ca2b8" loext:opacity="100%" style:font-name="Bitstream Vera Sans1" fo:font-size="10pt" fo:font-weight="normal" officeooo:rsid="00326d17" style:font-size-asian="10pt" style:font-weight-asian="normal" style:font-size-complex="10pt" style:font-weight-complex="normal"/>
    </style:style>
    <style:style style:name="T13" style:family="text">
      <style:text-properties fo:color="#1ca2b8" loext:opacity="100%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14" style:family="text">
      <style:text-properties fo:color="#1ca2b8" loext:opacity="100%" style:font-name="Bitstream Vera Sans1" fo:font-size="10pt" fo:letter-spacing="-0.014cm" fo:font-style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15" style:family="text">
      <style:text-properties fo:color="#1ca2b8" loext:opacity="100%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16" style:family="text">
      <style:text-properties fo:color="#1ca2b8" loext:opacity="100%" fo:font-weight="bold" style:font-weight-asian="bold" style:font-weight-complex="bold"/>
    </style:style>
    <style:style style:name="T17" style:family="text">
      <style:text-properties fo:color="#1ca2b8" loext:opacity="100%" fo:font-weight="bold" officeooo:rsid="0056deef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weight="normal" officeooo:rsid="002b4f4a" style:font-weight-asian="normal" style:font-weight-complex="normal"/>
    </style:style>
    <style:style style:name="T20" style:family="text">
      <style:text-properties fo:color="#000000" loext:opacity="100%" fo:font-weight="normal" officeooo:rsid="0058b4bb" style:font-weight-asian="normal" style:font-weight-complex="normal"/>
    </style:style>
    <style:style style:name="T21" style:family="text">
      <style:text-properties fo:color="#000000" loext:opacity="100%" fo:font-weight="normal" officeooo:rsid="005adb10" style:font-weight-asian="normal" style:font-weight-complex="normal"/>
    </style:style>
    <style:style style:name="T22" style:family="text">
      <style:text-properties fo:color="#000000" loext:opacity="100%" fo:font-weight="normal" officeooo:rsid="005ca36a" style:font-weight-asian="normal" style:font-weight-complex="normal"/>
    </style:style>
    <style:style style:name="T23" style:family="text">
      <style:text-properties fo:color="#000000" loext:opacity="100%" fo:font-weight="normal" officeooo:rsid="0064d90d" style:font-weight-asian="normal" style:font-weight-complex="normal"/>
    </style:style>
    <style:style style:name="T24" style:family="text">
      <style:text-properties fo:color="#000000" loext:opacity="100%" fo:font-weight="normal" officeooo:rsid="0065a8b9" style:font-weight-asian="normal" style:font-weight-complex="normal"/>
    </style:style>
    <style:style style:name="T25" style:family="text">
      <style:text-properties fo:color="#000000" loext:opacity="100%" fo:font-weight="normal" officeooo:rsid="0065e18e" style:font-weight-asian="normal" style:font-weight-complex="normal"/>
    </style:style>
    <style:style style:name="T26" style:family="text">
      <style:text-properties fo:color="#000000" loext:opacity="100%" fo:font-weight="normal" officeooo:rsid="00b1396c" fo:background-color="#ffff00" loext:char-shading-value="0" style:font-weight-asian="normal" style:font-weight-complex="normal"/>
    </style:style>
    <style:style style:name="T27" style:family="text">
      <style:text-properties fo:color="#000000" loext:opacity="100%" officeooo:rsid="0058b4bb"/>
    </style:style>
    <style:style style:name="T28" style:family="text">
      <style:text-properties fo:color="#000000" loext:opacity="100%" officeooo:rsid="005d8140"/>
    </style:style>
    <style:style style:name="T29" style:family="text">
      <style:text-properties fo:color="#000000" loext:opacity="100%" officeooo:rsid="006219ca"/>
    </style:style>
    <style:style style:name="T30" style:family="text">
      <style:text-properties fo:color="#000000" loext:opacity="100%" style:text-position="0% 100%" fo:font-weight="normal" officeooo:rsid="00758cdb" style:font-name-asian="OpenSymbol" style:font-style-asian="normal" style:font-weight-asian="normal" style:font-name-complex="OpenSymbol" style:font-style-complex="normal" style:font-weight-complex="normal"/>
    </style:style>
    <style:style style:name="T31" style:family="text">
      <style:text-properties fo:color="#000000" loext:opacity="100%" style:text-position="0% 100%" fo:font-weight="normal" officeooo:rsid="007ada59" style:font-name-asian="OpenSymbol" style:font-style-asian="normal" style:font-weight-asian="normal" style:font-name-complex="OpenSymbol" style:font-style-complex="normal" style:font-weight-complex="normal"/>
    </style:style>
    <style:style style:name="T32" style:family="text">
      <style:text-properties fo:color="#000000" loext:opacity="100%" style:text-position="0% 100%" fo:font-weight="normal" officeooo:rsid="007b939c" style:font-name-asian="OpenSymbol" style:font-style-asian="normal" style:font-weight-asian="normal" style:font-name-complex="OpenSymbol" style:font-style-complex="normal" style:font-weight-complex="normal"/>
    </style:style>
    <style:style style:name="T33" style:family="text">
      <style:text-properties fo:color="#000000" loext:opacity="100%" style:text-position="0% 100%" fo:font-weight="normal" officeooo:rsid="007ff45c" style:font-name-asian="OpenSymbol" style:font-style-asian="normal" style:font-weight-asian="normal" style:font-name-complex="OpenSymbol" style:font-style-complex="normal" style:font-weight-complex="normal"/>
    </style:style>
    <style:style style:name="T34" style:family="text">
      <style:text-properties fo:color="#000000" loext:opacity="100%" style:text-position="0% 100%" fo:font-weight="normal" officeooo:rsid="00b3eb94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35" style:family="text">
      <style:text-properties fo:color="#000000" loext:opacity="100%" style:text-position="0% 100%" fo:font-weight="normal" officeooo:rsid="00b5ad5f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36" style:family="text">
      <style:text-properties fo:color="#000000" loext:opacity="100%" style:text-position="0% 100%" style:font-name="Bitstream Vera Sans5" fo:font-size="10pt" fo:font-style="normal" fo:font-weight="normal" officeooo:rsid="00b3eb94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37" style:family="text">
      <style:text-properties fo:color="#000000" loext:opacity="100%" style:text-position="0% 100%" style:font-name="Bitstream Vera Sans5" fo:font-weight="normal" officeooo:rsid="00b5ad5f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38" style:family="text">
      <style:text-properties fo:color="#000000" loext:opacity="100%" style:text-position="0% 100%" officeooo:rsid="00b57350" fo:background-color="#ffff00" loext:char-shading-value="0" style:font-name-asian="OpenSymbol" style:font-style-asian="normal" style:font-name-complex="OpenSymbol" style:font-style-complex="normal"/>
    </style:style>
    <style:style style:name="T39" style:family="text">
      <style:text-properties fo:color="#000000" loext:opacity="100%" style:text-position="0% 100%" style:font-name="Liberation Serif" fo:font-weight="normal" officeooo:rsid="00b5ad5f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40" style:family="text">
      <style:text-properties fo:color="#000000" loext:opacity="100%" style:text-position="0% 100%" style:font-name="Arial" fo:font-weight="normal" officeooo:rsid="007b939c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41" style:family="text">
      <style:text-properties fo:color="#000000" loext:opacity="100%" officeooo:rsid="007e5689"/>
    </style:style>
    <style:style style:name="T42" style:family="text">
      <style:text-properties fo:color="#000000" loext:opacity="100%" officeooo:rsid="007ff45c"/>
    </style:style>
    <style:style style:name="T43" style:family="text">
      <style:text-properties fo:color="#000000" loext:opacity="100%" officeooo:rsid="0083156c"/>
    </style:style>
    <style:style style:name="T44" style:family="text">
      <style:text-properties fo:color="#000000" loext:opacity="100%" officeooo:rsid="00855624"/>
    </style:style>
    <style:style style:name="T45" style:family="text">
      <style:text-properties fo:color="#000000" loext:opacity="100%" officeooo:rsid="0086d394"/>
    </style:style>
    <style:style style:name="T46" style:family="text">
      <style:text-properties fo:color="#000000" loext:opacity="100%" officeooo:rsid="0092728f"/>
    </style:style>
    <style:style style:name="T47" style:family="text">
      <style:text-properties fo:color="#000000" loext:opacity="100%" fo:letter-spacing="-0.004cm" officeooo:rsid="0058b4bb"/>
    </style:style>
    <style:style style:name="T48" style:family="text">
      <style:text-properties fo:color="#000000" loext:opacity="100%" fo:letter-spacing="-0.004cm" officeooo:rsid="00a3be69"/>
    </style:style>
    <style:style style:name="T49" style:family="text">
      <style:text-properties fo:color="#000000" loext:opacity="100%" fo:letter-spacing="-0.007cm" officeooo:rsid="00835f93"/>
    </style:style>
    <style:style style:name="T50" style:family="text">
      <style:text-properties fo:color="#000000" loext:opacity="100%" fo:letter-spacing="-0.007cm" officeooo:rsid="0092728f"/>
    </style:style>
    <style:style style:name="T51" style:family="text">
      <style:text-properties fo:color="#000000" loext:opacity="100%" officeooo:rsid="00a3be69"/>
    </style:style>
    <style:style style:name="T52" style:family="text">
      <style:text-properties fo:color="#000000" loext:opacity="100%" style:font-name="Bitstream Vera Sans1" fo:font-size="10pt" fo:letter-spacing="-0.007cm" fo:font-style="normal" fo:font-weight="normal" officeooo:rsid="00a47b0b" style:font-size-asian="10pt" style:font-size-complex="10pt"/>
    </style:style>
    <style:style style:name="T53" style:family="text">
      <style:text-properties fo:color="#000000" loext:opacity="100%" style:font-name="Bitstream Vera Sans1" fo:font-size="10pt" fo:letter-spacing="-0.014cm" fo:font-style="normal" fo:font-weight="normal" officeooo:rsid="0026f7a9" style:font-size-asian="10pt" style:font-size-complex="10pt"/>
    </style:style>
    <style:style style:name="T54" style:family="text">
      <style:text-properties fo:color="#000000" loext:opacity="100%" style:font-name="Bitstream Vera Sans1" fo:font-size="10pt" fo:letter-spacing="-0.014cm" fo:font-style="normal" fo:font-weight="normal" officeooo:rsid="00a57c1a" style:font-size-asian="10pt" style:font-size-complex="10pt"/>
    </style:style>
    <style:style style:name="T55" style:family="text">
      <style:text-properties fo:color="#000000" loext:opacity="100%" style:font-name="Bitstream Vera Sans1" fo:font-size="10pt" fo:letter-spacing="-0.014cm" fo:font-style="normal" fo:font-weight="normal" officeooo:rsid="00a5dadd" style:font-size-asian="10pt" style:font-size-complex="10pt"/>
    </style:style>
    <style:style style:name="T56" style:family="text">
      <style:text-properties fo:color="#000000" loext:opacity="100%" style:font-name="Bitstream Vera Sans5" fo:font-size="10pt" fo:font-style="normal" fo:font-weight="normal" officeooo:rsid="007ff45c" fo:background-color="transparent" loext:char-shading-value="0" style:font-size-asian="10.5pt"/>
    </style:style>
    <style:style style:name="T57" style:family="text">
      <style:text-properties fo:color="#000000" loext:opacity="100%" style:font-name="Bitstream Vera Sans5" fo:font-size="10pt" fo:font-style="normal" fo:font-weight="normal" officeooo:rsid="00a7536e" fo:background-color="transparent" loext:char-shading-value="0" style:font-size-asian="10.5pt"/>
    </style:style>
    <style:style style:name="T58" style:family="text">
      <style:text-properties fo:color="#000000" loext:opacity="100%" style:font-name="Bitstream Vera Sans5" fo:font-size="10pt" fo:font-style="normal" officeooo:rsid="00acbe37" fo:background-color="#ffff00" loext:char-shading-value="0"/>
    </style:style>
    <style:style style:name="T59" style:family="text">
      <style:text-properties fo:color="#000000" loext:opacity="100%" style:font-name="Bitstream Vera Sans5" fo:font-size="10pt" fo:font-style="normal" officeooo:rsid="00b6268a" fo:background-color="#ffff00" loext:char-shading-value="0"/>
    </style:style>
    <style:style style:name="T60" style:family="text">
      <style:text-properties fo:color="#000000" loext:opacity="100%" fo:background-color="#ffff00" loext:char-shading-value="0"/>
    </style:style>
    <style:style style:name="T61" style:family="text">
      <style:text-properties fo:color="#000000" loext:opacity="100%" officeooo:rsid="00acbe37" fo:background-color="#ffff00" loext:char-shading-value="0"/>
    </style:style>
    <style:style style:name="T62" style:family="text">
      <style:text-properties fo:color="#000000" loext:opacity="100%" officeooo:rsid="00ad5534" fo:background-color="#ffff00" loext:char-shading-value="0"/>
    </style:style>
    <style:style style:name="T63" style:family="text">
      <style:text-properties fo:color="#000000" loext:opacity="100%" officeooo:rsid="00ae9eef" fo:background-color="#ffff00" loext:char-shading-value="0"/>
    </style:style>
    <style:style style:name="T64" style:family="text">
      <style:text-properties fo:color="#000000" loext:opacity="100%" officeooo:rsid="00b00dcf" fo:background-color="#ffff00" loext:char-shading-value="0"/>
    </style:style>
    <style:style style:name="T65" style:family="text">
      <style:text-properties fo:color="#000000" loext:opacity="100%" officeooo:rsid="00b2c619" fo:background-color="#ffff00" loext:char-shading-value="0"/>
    </style:style>
    <style:style style:name="T66" style:family="text">
      <style:text-properties fo:color="#000000" loext:opacity="100%" officeooo:rsid="00b3d64b" fo:background-color="#ffff00" loext:char-shading-value="0"/>
    </style:style>
    <style:style style:name="T67" style:family="text">
      <style:text-properties fo:color="#000000" loext:opacity="100%" officeooo:rsid="00b58d68" fo:background-color="#ffff00" loext:char-shading-value="0"/>
    </style:style>
    <style:style style:name="T68" style:family="text">
      <style:text-properties fo:color="#000000" loext:opacity="100%" officeooo:rsid="00b6268a" fo:background-color="#ffff00" loext:char-shading-value="0"/>
    </style:style>
    <style:style style:name="T69" style:family="text">
      <style:text-properties fo:color="#000000" loext:opacity="100%" officeooo:rsid="00b6902e" fo:background-color="#ffff00" loext:char-shading-value="0"/>
    </style:style>
    <style:style style:name="T70" style:family="text">
      <style:text-properties style:text-position="0% 100%" style:font-name-asian="OpenSymbol" style:font-style-asian="normal" style:font-name-complex="OpenSymbol" style:font-style-complex="normal"/>
    </style:style>
    <style:style style:name="T71" style:family="text">
      <style:text-properties style:text-position="0% 100%" fo:font-weight="normal" officeooo:rsid="005e3f14" style:font-name-asian="OpenSymbol" style:font-style-asian="normal" style:font-weight-asian="normal" style:font-name-complex="OpenSymbol" style:font-style-complex="normal" style:font-weight-complex="normal"/>
    </style:style>
    <style:style style:name="T72" style:family="text">
      <style:text-properties style:text-position="0% 100%" fo:font-weight="normal" officeooo:rsid="007b939c" style:font-name-asian="OpenSymbol" style:font-style-asian="normal" style:font-weight-asian="normal" style:font-name-complex="OpenSymbol" style:font-style-complex="normal" style:font-weight-complex="normal"/>
    </style:style>
    <style:style style:name="T73" style:family="text">
      <style:text-properties style:text-position="0% 100%" fo:font-weight="normal" officeooo:rsid="00b3eb94" style:font-name-asian="OpenSymbol" style:font-style-asian="normal" style:font-weight-asian="normal" style:font-name-complex="OpenSymbol" style:font-style-complex="normal" style:font-weight-complex="normal"/>
    </style:style>
    <style:style style:name="T74" style:family="text">
      <style:text-properties fo:font-variant="normal" fo:text-transform="none" fo:color="#000000" loext:opacity="100%" style:text-position="0% 100%" style:font-name="Bitstream Vera Sans1" fo:font-size="10pt" fo:letter-spacing="-0.004cm" fo:font-style="normal" style:text-underline-style="none" fo:font-weight="normal" officeooo:rsid="0082159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75" style:family="text">
      <style:text-properties fo:font-variant="normal" fo:text-transform="none" fo:color="#000000" loext:opacity="100%" style:text-position="0% 100%" style:font-name="Bitstream Vera Sans1" fo:font-size="10pt" fo:letter-spacing="-0.004cm" fo:font-style="normal" style:text-underline-style="none" fo:font-weight="normal" officeooo:rsid="00888805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76" style:family="text">
      <style:text-properties style:font-name="Bitstream Vera Sans1" fo:font-size="10pt" style:font-size-asian="10pt" style:font-size-complex="10pt"/>
    </style:style>
    <style:style style:name="T77" style:family="text">
      <style:text-properties style:font-name="Bitstream Vera Sans1" fo:font-size="10pt" officeooo:rsid="00326d17" style:font-size-asian="10pt" style:font-size-complex="10pt"/>
    </style:style>
    <style:style style:name="T78" style:family="text">
      <style:text-properties style:font-name="Bitstream Vera Sans1" fo:font-size="10pt" officeooo:rsid="00390c93" style:font-size-asian="10pt" style:font-size-complex="10pt"/>
    </style:style>
    <style:style style:name="T79" style:family="text">
      <style:text-properties style:font-name="Bitstream Vera Sans1" fo:font-size="10pt" officeooo:rsid="00511fd6" style:font-size-asian="10pt" style:font-size-complex="10pt"/>
    </style:style>
    <style:style style:name="T80" style:family="text">
      <style:text-properties officeooo:rsid="00326d17"/>
    </style:style>
    <style:style style:name="T81" style:family="text">
      <style:text-properties officeooo:rsid="00511fd6"/>
    </style:style>
    <style:style style:name="T82" style:family="text">
      <style:text-properties officeooo:rsid="007e5689"/>
    </style:style>
    <style:style style:name="T83" style:family="text">
      <style:text-properties officeooo:rsid="00995464"/>
    </style:style>
    <style:style style:name="T84" style:family="text">
      <style:text-properties fo:letter-spacing="-0.004cm"/>
    </style:style>
    <style:style style:name="T85" style:family="text">
      <style:text-properties fo:letter-spacing="-0.004cm" officeooo:rsid="005a0b23"/>
    </style:style>
    <style:style style:name="T86" style:family="text">
      <style:text-properties fo:letter-spacing="-0.004cm" officeooo:rsid="00a3be69"/>
    </style:style>
    <style:style style:name="T87" style:family="text">
      <style:text-properties fo:letter-spacing="-0.007cm"/>
    </style:style>
    <style:style style:name="T88" style:family="text">
      <style:text-properties fo:letter-spacing="-0.018cm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83156c" style:font-style-asian="normal" style:font-size-complex="10pt" style:font-style-complex="normal"/>
    </style:style>
    <style:style style:name="T91" style:family="text">
      <style:text-properties fo:letter-spacing="-0.014cm" fo:font-style="normal" officeooo:rsid="0032a615" style:font-name-asian="Utopia-Bold" style:font-name-complex="Utopia-Bold" style:font-size-complex="10pt"/>
    </style:style>
    <style:style style:name="T92" style:family="text">
      <style:text-properties officeooo:rsid="00a44643"/>
    </style:style>
    <style:style style:name="T93" style:family="text">
      <style:text-properties officeooo:rsid="0032a615" style:font-size-complex="10pt"/>
    </style:style>
    <style:style style:name="T94" style:family="text">
      <style:text-properties officeooo:rsid="00a8f66a"/>
    </style:style>
    <style:style style:name="T95" style:family="text">
      <style:text-properties fo:font-weight="normal"/>
    </style:style>
    <style:style style:name="T96" style:family="text">
      <style:text-properties fo:font-weight="normal" officeooo:rsid="00a8f66a" style:font-weight-asian="normal" style:font-weight-complex="normal"/>
    </style:style>
    <style:style style:name="T97" style:family="text">
      <style:text-properties fo:color="#d3802b" loext:opacity="100%" style:font-name="Bitstream Vera Sans" fo:font-size="10pt" fo:font-weight="bold" officeooo:rsid="00a8f66a" style:font-size-asian="10.5pt" style:font-weight-asian="bold" style:font-weight-complex="normal" loext:shadow="none"/>
    </style:style>
    <style:style style:name="T98" style:family="text">
      <style:text-properties officeooo:rsid="00305d09" style:font-name-asian="Utopia-Bold" style:font-name-complex="Utopia-Bold" style:font-size-complex="10pt"/>
    </style:style>
    <style:style style:name="T99" style:family="text">
      <style:text-properties officeooo:rsid="0032a615" style:font-name-asian="Utopia-Bold" style:font-name-complex="Utopia-Bold" style:font-size-complex="10pt"/>
    </style:style>
    <style:style style:name="T100" style:family="text">
      <style:text-properties officeooo:rsid="00abccb2"/>
    </style:style>
    <style:style style:name="T101" style:family="text">
      <style:text-properties officeooo:rsid="00b2c619"/>
    </style:style>
    <style:style style:name="T102" style:family="text">
      <style:text-properties style:use-window-font-color="true" loext:opacity="0%" style:text-position="0% 100%" fo:font-weight="normal" officeooo:rsid="007b939c" style:font-name-asian="OpenSymbol" style:font-style-asian="normal" style:font-weight-asian="normal" style:font-name-complex="OpenSymbol" style:font-style-complex="normal" style:font-weight-complex="normal"/>
    </style:style>
    <style:style style:name="T10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0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.3cm"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101cm" svg:stroke-color="#579d1c" draw:marker-start-width="0.503cm" draw:marker-end-width="0.503cm" draw:fill="none" draw:textarea-horizontal-align="justify" draw:textarea-vertical-align="middle" draw:auto-grow-height="false" fo:min-height="0.64cm" fo:min-width="1.0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579d1c" draw:marker-start-width="0.503cm" draw:marker-end-width="0.503cm" draw:fill="none" draw:textarea-horizontal-align="justify" draw:textarea-vertical-align="middle" draw:auto-grow-height="false" fo:min-height="0.739cm" fo:min-width="1.1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f2ffff" draw:textarea-horizontal-align="justify" draw:textarea-vertical-align="middle" draw:auto-grow-height="false" fo:min-height="12.067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f2ffff" draw:textarea-horizontal-align="justify" draw:textarea-vertical-align="middle" draw:auto-grow-height="false" fo:min-height="8.477cm" fo:min-width="9.347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2.933cm" fo:min-width="2.6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563cm" fo:min-width="1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665cm" fo:min-width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ffffff" draw:marker-start="Arrow_20_concave" draw:marker-start-width="0.101cm" draw:marker-start-center="false" draw:marker-end="Arrow_20_concave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c9211e" draw:marker-start="" draw:marker-start-width="0.199cm" draw:marker-start-center="false" draw:marker-end="" draw:marker-end-width="0.199cm" draw:marker-end-center="false" draw:fill="solid" draw:fill-color="#c9211e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bf819e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3.907cm" fo:min-width="3.6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bf819e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3.909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3.907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e6e905" draw:marker-start="" draw:marker-start-width="0.199cm" draw:marker-start-center="false" draw:marker-end="" draw:marker-end-width="0.199cm" draw:marker-end-center="false" draw:fill="solid" draw:fill-color="#e6e905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3.911cm" fo:min-width="3.6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ff860d" draw:marker-start="" draw:marker-start-width="0.199cm" draw:marker-start-center="false" draw:marker-end="" draw:marker-end-width="0.199cm" draw:marker-end-center="false" draw:fill="solid" draw:fill-color="#ff860d" draw:textarea-horizontal-align="justify" draw:textarea-vertical-align="middle" draw:auto-grow-height="false" fo:min-height="3.935cm" fo:min-width="3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.236cm" fo:min-width="0.0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.238cm" fo:min-width="0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238cm" fo:min-width="0.0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238cm" fo:min-width="0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838" draw:textarea-horizontal-align="justify" draw:textarea-vertical-align="middle" draw:auto-grow-height="false" fo:min-height="0.238cm" fo:min-width="0.0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7bc65" draw:textarea-horizontal-align="justify" draw:textarea-vertical-align="middle" draw:auto-grow-height="false" fo:min-height="0.238cm" fo:min-width="0.0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1" text:outline-level="1"><draw:g text:anchor-type="paragraph" draw:z-index="31" draw:name="Forme6" draw:style-name="gr13"><draw:custom-shape draw:style-name="gr35" draw:text-style-name="P122" svg:width="3.964cm" svg:height="0.641cm" draw:transform="skewX (0.00279252680319092) rotate (0.0872664625997165) translate (-0.370416666666667cm -0.0934861111111111cm)"><text:p text:style-name="P121"><text:span text:style-name="T10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9"><draw:text-box fo:min-height="3.93cm"><text:section text:style-name="Sect1" text:name="Section2"><text:p text:style-name="P24"/><text:p text:style-name="P41"><text:span text:style-name="knumerotitreA"><text:span text:style-name="T74">Dan</text:span></text:span><text:span text:style-name="knumerotitreA"><text:span text:style-name="T75">s un jeu de 32 cartes, il y a quatre familles : les trèfles, les cœurs, les carreaux et les piques, et deux couleurs : rouge et noir.</text:span></text:span><text:span text:style-name="knumerotitreA"><text:span text:style-name="T74"> </text:span></text:span><text:span text:style-name="knumerotitreA"><text:span text:style-name="T75">On </text:span></text:span><text:span text:style-name="knumerotitreA"><text:span text:style-name="T74">décide de tirer au hasard une carte dans ce jeu.</text:span></text:span></text:p><text:list xml:id="list2194910158" text:style-name="liste_5f_abc"><text:list-item text:start-value="1"><text:p text:style-name="P82"><text:span text:style-name="_5f_pointillés_20_gris"><text:span text:style-name="T18">Si l’on considère la couleur des cartes, cite les issues possibles.</text:span></text:span></text:p></text:list-item><text:list-item><text:p text:style-name="P82"><text:span text:style-name="_5f_pointillés_20_gris"><text:span text:style-name="T18">Si l’on considère les familles, cite les issues possibles.</text:span></text:span></text:p></text:list-item><text:list-item><text:p text:style-name="P79"><text:span text:style-name="_5f_pointillés_20_gris"><text:span text:style-name="T18">Cite un événement impossible.</text:span></text:span></text:p></text:list-item><text:list-item><text:p text:style-name="P79"><text:span text:style-name="_5f_pointillés_20_gris"><text:span text:style-name="T18">Quelle est la probabilité de tirer un trèfle ?</text:span></text:span></text:p></text:list-item><text:list-item><text:p text:style-name="P82"><text:span text:style-name="_5f_pointillés_20_gris"><text:span text:style-name="T45">Écris</text:span></text:span><text:span text:style-name="_5f_pointillés_20_gris"><text:span text:style-name="T18"> à l’aide d’une phrase non négative, l’événement contraire de « La carte choisie est un trèfle. »</text:span></text:span></text:p></text:list-item><text:list-item><text:p text:style-name="P79"><text:span text:style-name="_5f_pointillés_20_gris"><text:span text:style-name="T18">Calcule la probabilité de cet événement.</text:span></text:span></text:p><text:p text:style-name="P88"><text:span text:style-name="Bold_5f_niv2"><text:span text:style-name="T90">Correction</text:span></text:span></text:p></text:list-item><text:list-item text:start-value="1"><text:p text:style-name="P83"><text:span text:style-name="_5f_pointillés_20_gris"><text:span text:style-name="T43">Les issues possibles sont « obtenir une carte rouge » ou « obtenir  une carte noire ».</text:span></text:span></text:p></text:list-item><text:list-item><text:p text:style-name="P84"><text:span text:style-name="_5f_pointillés_20_gris"><text:span text:style-name="T49">Les issues possibles sont « obtenir un pique », « obtenir un carreau », « obtenir un trèfle » et « obtenir un </text:span></text:span><text:span text:style-name="_5f_pointillés_20_gris"><text:span text:style-name="T50">cœur</text:span></text:span><text:span text:style-name="_5f_pointillés_20_gris"><text:span text:style-name="T49"> ».</text:span></text:span></text:p></text:list-item><text:list-item><text:p text:style-name="P85"><text:span text:style-name="_5f_pointillés_20_gris"><text:span text:style-name="T44">L’événement « Obtenir un deux de trèfle » est un événement impossible puisque dans un jeu de 32 cartes, les cartes numérotées </text:span></text:span><text:span text:style-name="_5f_pointillés_20_gris"><text:span text:style-name="T51">vont </text:span></text:span><text:span text:style-name="_5f_pointillés_20_gris"><text:span text:style-name="T44">de 7 à 10.</text:span></text:span></text:p></text:list-item><text:list-item><text:p text:style-name="P80"><text:span text:style-name="_5f_pointillés_20_gris"><text:span text:style-name="T44">Il y a 8 trèfles parmi les 32 cartes donc la probabilité de tirer un trèfle est de </text:span></text:span><text:span text:style-name="_5f_pointillés_20_gris"><text:span text:style-name="T44"><draw:frame draw:style-name="fr8" draw:name="Objet10" text:anchor-type="as-char" svg:width="1.242cm" svg:height="0.87cm" draw:z-index="5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44">.</text:span></text:span></text:p></text:list-item><text:list-item><text:p text:style-name="P86"><text:span text:style-name="_5f_pointillés_20_gris"><text:span text:style-name="T45">La carte choisie est un carreau, un </text:span></text:span><text:span text:style-name="_5f_pointillés_20_gris"><text:span text:style-name="T46">cœur</text:span></text:span><text:span text:style-name="_5f_pointillés_20_gris"><text:span text:style-name="T45"> ou un pique.</text:span></text:span></text:p></text:list-item><text:list-item><text:p text:style-name="P81"><text:span text:style-name="_5f_pointillés_20_gris"><text:span text:style-name="T44"><draw:frame draw:style-name="fr8" draw:name="Objet6" text:anchor-type="as-char" svg:width="1.672cm" svg:height="0.87cm" draw:z-index="5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45"><text:s/>La probabilité de ne pas tirer un trèfle est donc égale à </text:span></text:span><text:span text:style-name="_5f_pointillés_20_gris"><text:span text:style-name="T44"><draw:frame draw:style-name="fr8" draw:name="Objet12" text:anchor-type="as-char" svg:width="0.293cm" svg:height="0.87cm" draw:z-index="5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45">.</text:span></text:span></text:p></text:list-item></text:list></text:section></draw:text-box></draw:frame></text:h>
      <text:list xml:id="list2077805739" text:style-name="Num_5f_Exo">
        <text:list-item>
          <text:h text:style-name="P59" text:outline-level="1"><text:span text:style-name="_5f_BVS"><text:span text:style-name="T27"> </text:span></text:span><text:span text:style-name="_5f_BVS"><text:span text:style-name="T47">Pour chaque question, entoure la </text:span></text:span><text:span text:style-name="_5f_BVS"><text:span text:style-name="T48">(</text:span></text:span><text:span text:style-name="_5f_BVS"><text:span text:style-name="T85">ou les</text:span></text:span><text:span text:style-name="_5f_BVS"><text:span text:style-name="T86">)</text:span></text:span><text:span text:style-name="_5f_BVS"><text:span text:style-name="T85"> bonne(s) réponse(s).</text:span></text:span></text:h>
        </text:list-item>
      </text:list>
      <text:list xml:id="list93333979624643" text:continue-list="list2194910158" text:style-name="liste_5f_abc">
        <text:list-item text:start-value="1">
          <text:p text:style-name="P90"><text:span text:style-name="_5f_pointillés_20_gris"><text:span text:style-name="T19">Un j</text:span></text:span><text:span text:style-name="_5f_pointillés_20_gris"><text:span text:style-name="T20">eu de 32 cartes comporte quatre rois. On tire une carte au hasard. Quelle est la probabilité d’obtenir un roi ?</text:span></text:span></text:p>
        </text:list-item>
      </text:list>
      <text:section text:style-name="Sect2" text:name="Section1">
        <text:p text:style-name="P34"><draw:frame draw:style-name="fr8" draw:name="Objet2" text:anchor-type="as-char" svg:width="0.293cm" svg:height="0.87cm" draw:z-index="71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34"><draw:frame draw:style-name="fr7" draw:name="Objet18" text:anchor-type="as-char" svg:width="0.517cm" svg:height="0.87cm" draw:z-index="72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34"><draw:frame draw:style-name="fr7" draw:name="Objet3" text:anchor-type="as-char" svg:width="0.517cm" svg:height="0.87cm" draw:z-index="73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text:p text:style-name="P34"><draw:frame draw:style-name="fr7" draw:name="Objet19" text:anchor-type="as-char" svg:width="0.517cm" svg:height="0.87cm" draw:z-index="7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/text:section>
      <text:list xml:id="list93334154686613" text:continue-numbering="true" text:style-name="liste_5f_abc">
        <text:list-item>
          <text:p text:style-name="P90"><draw:custom-shape text:anchor-type="paragraph" draw:z-index="39" draw:name="Forme11" draw:style-name="gr2" draw:text-style-name="P102" svg:width="1.588cm" svg:height="1.043cm" svg:x="2.577cm" svg:y="1.4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e11_0" draw:style-name="gr1" draw:text-style-name="P102" svg:width="1.588cm" svg:height="1.043cm" svg:x="4.955cm" svg:y="-1.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e11_1" draw:style-name="gr1" draw:text-style-name="P102" svg:width="1.588cm" svg:height="1.043cm" svg:x="7.34cm" svg:y="1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e11_2" draw:style-name="gr1" draw:text-style-name="P102" svg:width="1.588cm" svg:height="1.043cm" svg:x="0.284cm" svg:y="-1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pointillés_20_gris"><text:span text:style-name="T21">Une urne contient deux boules rouges, cinq boules vertes et trois boules bleues. Quelle est la probabilité d’obtenir un</text:span></text:span><text:span text:style-name="_5f_pointillés_20_gris"><text:span text:style-name="T22">e</text:span></text:span><text:span text:style-name="_5f_pointillés_20_gris"><text:span text:style-name="T21"> boule rouge ?</text:span></text:span></text:p>
        </text:list-item>
      </text:list>
      <text:section text:style-name="Sect2" text:name="Section3">
        <text:p text:style-name="P35"><draw:frame draw:style-name="fr7" draw:name="Objet4" text:anchor-type="as-char" svg:width="0.293cm" svg:height="0.87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P35"><text:span text:style-name="_5f_pointillés_20_gris"><text:span text:style-name="T21"><draw:frame draw:style-name="fr7" draw:name="Objet5" text:anchor-type="as-char" svg:width="0.517cm" svg:height="0.87cm" draw:z-index="38"><draw:object xlink:href="./Object 7" xlink:type="simple" xlink:show="embed" xlink:actuate="onLoad"/><draw:image xlink:href="./ObjectReplacements/Object 7" xlink:type="simple" xlink:show="embed" xlink:actuate="onLoad"/></draw:frame></text:span></text:span></text:p>
        <text:p text:style-name="P35"><text:span text:style-name="_5f_pointillés_20_gris"><text:span text:style-name="T21"><draw:frame draw:style-name="fr7" draw:name="Objet20" text:anchor-type="as-char" svg:width="0.293cm" svg:height="0.87cm" draw:z-index="27"><draw:object xlink:href="./Object 21" xlink:type="simple" xlink:show="embed" xlink:actuate="onLoad"/><draw:image xlink:href="./ObjectReplacements/Object 21" xlink:type="simple" xlink:show="embed" xlink:actuate="onLoad"/></draw:frame></text:span></text:span></text:p>
        <text:p text:style-name="P35"><text:span text:style-name="_5f_pointillés_20_gris"><text:span text:style-name="T21"><draw:frame draw:style-name="fr7" draw:name="Objet21" text:anchor-type="as-char" svg:width="0.293cm" svg:height="0.87cm" draw:z-index="19"><draw:object xlink:href="./Object 22" xlink:type="simple" xlink:show="embed" xlink:actuate="onLoad"/><draw:image xlink:href="./ObjectReplacements/Object 22" xlink:type="simple" xlink:show="embed" xlink:actuate="onLoad"/></draw:frame></text:span></text:span></text:p>
      </text:section>
      <text:list xml:id="list93333713254526" text:continue-numbering="true" text:style-name="liste_5f_abc">
        <text:list-item>
          <text:p text:style-name="P91"><draw:custom-shape text:anchor-type="paragraph" draw:z-index="47" draw:name="Forme11_3" draw:style-name="gr1" draw:text-style-name="P102" svg:width="1.588cm" svg:height="1.043cm" svg:x="2.591cm" svg:y="2.0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Forme11_4" draw:style-name="gr1" draw:text-style-name="P102" svg:width="1.588cm" svg:height="1.043cm" svg:x="7.34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text:span text:style-name="T84">Une urne contient cinq boules bleues numérotées de 1 à 5, trois boules blanches numérotées de 1 à 3 et deux boules noires numérotées de 1 à 2. Quelle est la probabilité d’obtenir un 3 ?</text:span></text:span></text:p>
        </text:list-item>
      </text:list>
      <text:section text:style-name="Sect2" text:name="Section4">
        <text:p text:style-name="P35"><text:span text:style-name="_5f_pointillés_20_gris"><draw:frame draw:style-name="fr7" draw:name="Objet7" text:anchor-type="as-char" svg:width="0.517cm" svg:height="0.87cm" draw:z-index="20"><draw:object xlink:href="./Object 23" xlink:type="simple" xlink:show="embed" xlink:actuate="onLoad"/><draw:image xlink:href="./ObjectReplacements/Object 23" xlink:type="simple" xlink:show="embed" xlink:actuate="onLoad"/></draw:frame></text:span></text:p>
        <text:p text:style-name="P35"><text:span text:style-name="_5f_pointillés_20_gris"><draw:frame draw:style-name="fr7" draw:name="Objet8" text:anchor-type="as-char" svg:width="0.517cm" svg:height="0.87cm" draw:z-index="21"><draw:object xlink:href="./Object 24" xlink:type="simple" xlink:show="embed" xlink:actuate="onLoad"/><draw:image xlink:href="./ObjectReplacements/Object 24" xlink:type="simple" xlink:show="embed" xlink:actuate="onLoad"/></draw:frame></text:span></text:p>
        <text:p text:style-name="P35"><text:span text:style-name="_5f_pointillés_20_gris"><draw:frame draw:style-name="fr7" draw:name="Objet9" text:anchor-type="as-char" svg:width="0.293cm" svg:height="0.87cm" draw:z-index="22"><draw:object xlink:href="./Object 13" xlink:type="simple" xlink:show="embed" xlink:actuate="onLoad"/><draw:image xlink:href="./ObjectReplacements/Object 13" xlink:type="simple" xlink:show="embed" xlink:actuate="onLoad"/></draw:frame></text:span></text:p>
        <text:p text:style-name="P36"><text:span text:style-name="_5f_pointillés_20_gris"><draw:frame draw:style-name="fr7" draw:name="Objet11" text:anchor-type="as-char" svg:width="0.293cm" svg:height="0.87cm" draw:z-index="23"><draw:object xlink:href="./Object 4" xlink:type="simple" xlink:show="embed" xlink:actuate="onLoad"/><draw:image xlink:href="./ObjectReplacements/Object 4" xlink:type="simple" xlink:show="embed" xlink:actuate="onLoad"/></draw:frame></text:span></text:p>
      </text:section>
      <text:list xml:id="list93334954721300" text:continue-list="list2077805739" text:style-name="Num_5f_Exo">
        <text:list-item>
          <text:h text:style-name="P60" text:outline-level="1"><text:span text:style-name="_5f_BVS"><text:span text:style-name="T28"> On considère l’urne suivante.</text:span></text:span></text:h>
        </text:list-item>
      </text:list>
      <text:p text:style-name="P27"><draw:g text:anchor-type="paragraph" draw:z-index="32" draw:name="Forme5" draw:style-name="gr13"><draw:custom-shape draw:style-name="gr28" draw:text-style-name="P117" svg:width="0.754cm" svg:height="0.689cm" svg:x="3.56cm" svg:y="0.976cm"><text:p text:style-name="P116"><text:span text:style-name="T10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17" svg:width="0.756cm" svg:height="0.69cm" svg:x="4.124cm" svg:y="1.406cm"><text:p text:style-name="P116"><text:span text:style-name="T10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118" svg:width="0.754cm" svg:height="0.69cm" svg:x="2.995cm" svg:y="1.406cm"><text:p text:style-name="P116"><text:span text:style-name="T10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118" svg:width="0.754cm" svg:height="0.69cm" svg:x="4.879cm" svg:y="1.406cm"><text:p text:style-name="P116"><text:span text:style-name="T10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118" svg:width="0.756cm" svg:height="0.69cm" svg:x="5.819cm" svg:y="1.406cm"><text:p text:style-name="P116"><text:span text:style-name="T10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18" svg:width="0.752cm" svg:height="0.69cm" svg:x="4.503cm" svg:y="0.803cm"><text:p text:style-name="P116"><text:span text:style-name="T10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19" svg:width="0.754cm" svg:height="0.69cm" svg:x="5.35cm" svg:y="0.845cm"><text:p text:style-name="P116"><text:span text:style-name="T10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3" draw:text-style-name="P119" svg:width="0.754cm" svg:height="0.69cm" svg:x="3.918cm" svg:y="0.373cm"><text:p text:style-name="P116"><text:span text:style-name="T10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20" svg:x1="2.9cm" svg:y1="2.094cm" svg:x2="6.667cm" svg:y2="2.094cm"><text:p/></draw:line><draw:line draw:style-name="gr34" draw:text-style-name="P120" svg:x1="2.9cm" svg:y1="2.095cm" svg:x2="2.9cm" svg:y2="0.198cm"><text:p/></draw:line><draw:line draw:style-name="gr34" draw:text-style-name="P120" svg:x1="6.669cm" svg:y1="2.095cm" svg:x2="6.669cm" svg:y2="0.198cm"><text:p/></draw:line><draw:line draw:style-name="gr34" draw:text-style-name="P120" svg:x1="2.9cm" svg:y1="0.198cm" svg:x2="4.313cm" svg:y2="0.198cm"><text:p/></draw:line><draw:line draw:style-name="gr34" draw:text-style-name="P120" svg:x1="5.275cm" svg:y1="0.198cm" svg:x2="6.688cm" svg:y2="0.198cm"><text:p/></draw:line></draw:g><text:span text:style-name="_5f_BVS"/></text:p>
      <text:p text:style-name="P55"><text:span text:style-name="_5f_BVS"/></text:p>
      <text:p text:style-name="P27"><text:span text:style-name="_5f_BVS"/></text:p>
      <text:p text:style-name="P27"><text:span text:style-name="_5f_BVS"/></text:p>
      <text:p text:style-name="P27"><text:span text:style-name="_5f_BVS"/></text:p>
      <text:list xml:id="list93335275121538" text:continue-list="list93333713254526" text:style-name="liste_5f_abc">
        <text:list-item text:start-value="1">
          <text:p text:style-name="P92"><text:span text:style-name="_5f_pointillés_20_gris"><text:span text:style-name="T18">S</text:span></text:span><text:span text:style-name="_5f_BVS"><text:span text:style-name="T18">i o</text:span></text:span><text:span text:style-name="_5f_BVS">n s’intéresse à la couleur de la boule, quelles sont les issues possibles ?</text:span></text:p>
          <text:p text:style-name="P67"><text:span text:style-name="_5f_pointillés_20_gris"><text:span text:style-name="T61">Les issues sont : Rouge, Vert et Bleu.</text:span></text:span></text:p>
        </text:list-item>
        <text:list-item>
          <text:p text:style-name="P93"><text:span text:style-name="_5f_BVS">Si on s’intéresse au numéro écrit sur la boule, quelles sont les issues possibles ?</text:span></text:p>
          <text:p text:style-name="P68"><text:span text:style-name="_5f_pointillés_20_gris"><text:span text:style-name="T61">Les issues sont : </text:span></text:span><text:span text:style-name="_5f_pointillés_20_gris"><text:span text:style-name="T58">1, 2, 3, 4, 5 et 8.</text:span></text:span></text:p>
        </text:list-item>
        <text:list-item>
          <text:p text:style-name="P93"><text:span text:style-name="_5f_BVS">Cite un événement impossible.</text:span></text:p>
          <text:p text:style-name="P67"><text:span text:style-name="_5f_pointillés_20_gris"><text:span text:style-name="T60">« </text:span></text:span><text:span text:style-name="_5f_pointillés_20_gris"><text:span text:style-name="T61">Obtenir le numéro 6 » « </text:span></text:span><text:span text:style-name="_5f_pointillés_20_gris"><text:span text:style-name="T68">Tirer une boule </text:span></text:span><text:span text:style-name="_5f_pointillés_20_gris"><text:span text:style-name="T59">noire</text:span></text:span><text:span text:style-name="_5f_pointillés_20_gris"><text:span text:style-name="T68">. »</text:span></text:span></text:p>
        </text:list-item>
        <text:list-item>
          <text:p text:style-name="P93"><text:span text:style-name="_5f_BVS"><text:span text:style-name="T87">Quelle est la probabilité de l’événement « Obtenir une boule rouge » ?</text:span></text:span></text:p>
          <text:p text:style-name="P74"><text:span text:style-name="_5f_pointillés_20_gris"><draw:frame draw:style-name="fr4" draw:name="Objet13" text:anchor-type="as-char" svg:width="3.87cm" svg:height="0.87cm" draw:z-index="4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94"><text:span text:style-name="_5f_BVS"><text:span text:style-name="T88">Écris à l’aide d’une phrase non négative, l’événement contraire de l’événement « Obtenir une boule rouge ».</text:span></text:span></text:p>
          <text:p text:style-name="P67"><text:span text:style-name="_5f_pointillés_20_gris"><text:span text:style-name="T60">«</text:span></text:span><text:span text:style-name="_5f_pointillés_20_gris"><text:span text:style-name="T61">Obtenir une boule verte ou bleue ».</text:span></text:span></text:p>
        </text:list-item>
        <text:list-item>
          <text:p text:style-name="P93"><text:span text:style-name="_5f_BVS">Déduis-en la probabilité de cet événement.</text:span></text:p>
          <text:p text:style-name="P69"><text:span text:style-name="_5f_pointillés_20_gris"><draw:frame draw:style-name="fr4" draw:name="Objet14" text:anchor-type="as-char" svg:width="5.6cm" svg:height="0.87cm" draw:z-index="46"><draw:object xlink:href="./Object 12" xlink:type="simple" xlink:show="embed" xlink:actuate="onLoad"/><draw:image xlink:href="./ObjectReplacements/Object 12" xlink:type="simple" xlink:show="embed" xlink:actuate="onLoad"/></draw:frame></text:span></text:p>
          <text:p text:style-name="P69"><text:span text:style-name="_5f_pointillés_20_gris"/></text:p>
        </text:list-item>
      </text:list>
      <text:list xml:id="list93335465509202" text:continue-list="list93334954721300" text:style-name="Num_5f_Exo">
        <text:list-item>
          <text:h text:style-name="P62" text:outline-level="1"><draw:g text:anchor-type="paragraph" draw:z-index="33" draw:name="Forme7" draw:style-name="gr13"><draw:custom-shape draw:style-name="gr14" draw:text-style-name="P110" svg:width="4.186cm" svg:height="4.186cm" svg:x="2.291cm" svg:y="1.229cm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110" svg:width="4.186cm" svg:height="4.186cm" draw:transform="rotate (1.5707963267949) translate (2.29129166666667cm 5.41513888888889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5" draw:text-style-name="P111" svg:width="4.158cm" svg:height="4.158cm" draw:transform="rotate (0.785398163397448) translate (1.43404166666667cm 3.317875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111" svg:width="4.16cm" svg:height="4.16cm" draw:transform="skewX (-0.000872664625997234) rotate (-2.35619449019235) translate (7.33777777777778cm 3.32140277777778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" draw:text-style-name="P112" svg:width="4.16cm" svg:height="4.158cm" draw:transform="skewX (0.000349065850398894) rotate (2.35619449019234) translate (4.37973611111111cm 6.27238888888889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113" svg:width="4.186cm" svg:height="4.186cm" draw:transform="rotate (-1.5707963267949) translate (6.477cm 1.22943055555556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9" draw:text-style-name="P114" svg:width="4.16cm" svg:height="4.162cm" draw:transform="skewX (-0.000349065850398586) rotate (-0.785398163397448) translate (4.39384722222222cm 0.372180555555556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" draw:text-style-name="P114" svg:width="4.186cm" svg:height="4.186cm" draw:transform="rotate (-3.14141812066459) translate (6.477cm 5.41513888888889cm)"><text:p/><draw:enhanced-geometry draw:glue-point-type="segments" draw:type="mso-spt100" draw:modifiers="-90 -134.98816691889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1" draw:text-style-name="P115" svg:width="0.664cm" svg:height="0.763cm" draw:transform="rotate (0.346971455296473) translate (3.508375cm 1.80798611111111cm)"><draw:text-box><text:p text:style-name="P107"><text:span text:style-name="T104">0</text:span></text:p></draw:text-box></draw:frame><draw:frame draw:style-name="gr22" draw:text-style-name="P115" svg:width="0.666cm" svg:height="0.765cm" draw:transform="rotate (2.02021860918344) translate (2.873375cm 4.23509722222222cm)"><draw:text-box><text:p text:style-name="P107"><text:span text:style-name="T104">0</text:span></text:p></draw:text-box></draw:frame><draw:frame draw:style-name="gr23" draw:text-style-name="P115" svg:width="1.714cm" svg:height="1.352cm" draw:transform="rotate (1.17216312563939) translate (4.39031944444444cm 2.47297222222222cm)"><draw:text-box><text:p text:style-name="P107"><text:span text:style-name="T104">100</text:span></text:p></draw:text-box></draw:frame><draw:frame draw:style-name="gr24" draw:text-style-name="P115" svg:width="2.44cm" svg:height="1.35cm" draw:transform="rotate (1.06255644861415) translate (3.11502777777778cm 4.94594444444445cm)"><draw:text-box><text:p text:style-name="P107"><text:span text:style-name="T104">5 000</text:span></text:p></draw:text-box></draw:frame><draw:frame draw:style-name="gr25" draw:text-style-name="P115" svg:width="1.484cm" svg:height="1.355cm" draw:transform="rotate (-1.20724424360448) translate (4.94594444444445cm 3.88584722222222cm)"><draw:text-box><text:p text:style-name="P107"><text:span text:style-name="T104">100</text:span></text:p></draw:text-box></draw:frame><draw:frame draw:style-name="gr21" draw:text-style-name="P115" svg:width="0.992cm" svg:height="0.763cm" draw:transform="rotate (0.469144502936076) translate (5.00415277777778cm 2.81516666666667cm)"><draw:text-box><text:p text:style-name="P107"><text:span text:style-name="T104">10</text:span></text:p></draw:text-box></draw:frame><draw:frame draw:style-name="gr26" draw:text-style-name="P115" svg:width="0.59cm" svg:height="0.77cm" draw:transform="rotate (1.16745073665901) translate (2.85573611111111cm 2.94569444444444cm)"><draw:text-box><text:p text:style-name="P107"><text:span text:style-name="T104">5</text:span></text:p></draw:text-box></draw:frame><draw:frame draw:style-name="gr27" draw:text-style-name="P115" svg:width="0.604cm" svg:height="0.768cm" draw:transform="rotate (1.17774817924577) translate (5.12938888888889cm 3.94229166666667cm)"><draw:text-box><text:p text:style-name="P107"><text:span text:style-name="T104">5</text:span></text:p></draw:text-box></draw:frame></draw:g><text:span text:style-name="_5f_pointillés_20_gris"><text:s/></text:span><text:span text:style-name="_5f_pointillés_20_gris"><text:span text:style-name="T29">On considère la roue de loterie suivante.</text:span></text:span></text:h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54"><text:span text:style-name="_5f_pointillés_20_gris"/></text:p>
      <text:p text:style-name="P56"><text:span text:style-name="_5f_pointillés_20_gris"/></text:p>
      <text:p text:style-name="_5f_Paragraphe_20_livret_20_"><text:span text:style-name="_5f_pointillés_20_gris"/></text:p>
      <text:p text:style-name="P53"><text:span text:style-name="_5f_pointillés_20_gris"/></text:p>
      <text:p text:style-name="_5f_Paragraphe_20_livret_20_"><text:span text:style-name="_5f_pointillés_20_gris"/></text:p>
      <text:list xml:id="list93334631662477" text:continue-list="list93335275121538" text:style-name="liste_5f_abc">
        <text:list-item text:start-value="1">
          <text:p text:style-name="P92"><text:span text:style-name="_5f_BVS">Si on s’intéresse aux couleurs de chaque secteur de la roue, cite les issues possibles.</text:span></text:p>
          <text:p text:style-name="P67"><text:span text:style-name="_5f_pointillés_20_gris"><text:span text:style-name="T62">Les issues : rouge, orange, bleue jaune et violet.</text:span></text:span></text:p>
        </text:list-item>
        <text:list-item>
          <text:p text:style-name="P93"><text:span text:style-name="_5f_BVS"><text:span text:style-name="T87">Si on s’intéresse aux nombres de chaque secteur, cite les issues possibles.</text:span></text:span></text:p>
          <text:p text:style-name="P67"><text:span text:style-name="_5f_pointillés_20_gris"><text:span text:style-name="T62">Les issues sont : 0, 5, 10, 100 et 5 000.</text:span></text:span></text:p>
        </text:list-item>
        <text:list-item>
          <text:p text:style-name="P93"><text:span text:style-name="_5f_BVS">Cite un événement certain de se réaliser.</text:span></text:p>
          <text:p text:style-name="P67"><text:span text:style-name="_5f_pointillés_20_gris"><text:span text:style-name="T60">« </text:span></text:span><text:span text:style-name="_5f_pointillés_20_gris"><text:span text:style-name="T62">Obtenir un nombre positif ».</text:span></text:span></text:p>
        </text:list-item>
        <text:list-item>
          <text:p text:style-name="P93"><text:span text:style-name="_5f_BVS">Cite un événement impossible.</text:span></text:p>
          <text:p text:style-name="P67"><text:span text:style-name="_5f_pointillés_20_gris"><text:span text:style-name="T60">« </text:span></text:span><text:span text:style-name="_5f_pointillés_20_gris"><text:span text:style-name="T63">Obtenir la couleur verte ».</text:span></text:span></text:p>
        </text:list-item>
        <text:list-item>
          <text:p text:style-name="P93"><text:span text:style-name="_5f_pointillés_20_gris"><text:span text:style-name="T23">Quelle est la probabilité d’obtenir un nombre supérieur </text:span></text:span><text:span text:style-name="_5f_pointillés_20_gris"><text:span text:style-name="T24">ou égal à 100 ?</text:span></text:span></text:p>
          <text:p text:style-name="P67"><text:span text:style-name="_5f_pointillés_20_gris"><draw:frame draw:style-name="fr4" draw:name="Objet15" text:anchor-type="as-char" svg:width="0.995cm" svg:height="0.87cm" draw:z-index="53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93"><text:span text:style-name="_5f_pointillés_20_gris"><text:span text:style-name="T25">Écris</text:span></text:span><text:span text:style-name="_5f_pointillés_20_gris"><text:span text:style-name="T24"> à l’aide d’une phrase non négative l’événement contraire de l’événement « Obtenir un nombre supérieur ou égal à 100. »</text:span></text:span></text:p>
          <text:p text:style-name="P67"><text:span text:style-name="_5f_pointillés_20_gris"><text:span text:style-name="T60">« </text:span></text:span><text:span text:style-name="_5f_pointillés_20_gris"><text:span text:style-name="T64">Obtenir un nombre strictement inférieur à 100. »</text:span></text:span></text:p>
        </text:list-item>
        <text:list-item>
          <text:p text:style-name="P93"><text:span text:style-name="_5f_BVS">Déduis-en la probabilité de cet événement.</text:span></text:p>
          <text:p text:style-name="P67"><text:span text:style-name="_5f_pointillés_20_gris"><draw:frame draw:style-name="fr4" draw:name="Objet16" text:anchor-type="as-char" svg:width="0.995cm" svg:height="0.87cm" draw:z-index="5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<text:p text:style-name="P67"><text:span text:style-name="_5f_pointillés_20_gris"/></text:p>
        </text:list-item>
      </text:list>
      <text:list xml:id="list93333641840893" text:continue-list="list93335465509202" text:style-name="Num_5f_Exo">
        <text:list-item>
          <text:h text:style-name="P63" text:outline-level="1"><text:span text:style-name="_5f_BVS"> Précise si les affirmations suivantes sont vraies ou fausses.</text:span></text:h>
        </text:list-item>
      </text:list>
      <text:list xml:id="list93335207444664" text:continue-list="list93334631662477" text:style-name="liste_5f_abc">
        <text:list-item text:start-value="1">
          <text:p text:style-name="P90"><text:span text:style-name="_5f_BVS"><text:span text:style-name="T84">La probabilité de gagner à un jeu peut être égale à 1,2.</text:span></text:span></text:p>
        </text:list-item>
        <text:list-item>
          <text:p text:style-name="P90"><text:span text:style-name="_5f_BVS">Sachant que la probabilité de gagner à un jeu est égale à 0,6, la probabilité de perdre est égale à 1,6.</text:span></text:p>
        </text:list-item>
        <text:list-item>
          <text:p text:style-name="P90"><text:span text:style-name="_5f_BVS">Sachant que la probabilité de perdre à un jeu </text:span><text:span text:style-name="_5f_BVS"><text:span text:style-name="T95">est égale à 0,3, la probabilité de gagner est égale à 0,7.</text:span></text:span></text:p>
        </text:list-item>
        <text:list-item>
          <text:p text:style-name="P90"><text:span text:style-name="_5f_BVS"><text:span text:style-name="T95">Si </text:span></text:span><text:span text:style-name="_5f_BVS">la probabilité d’un événement est égal</text:span><text:span text:style-name="_5f_BVS"><text:span text:style-name="T100">e</text:span></text:span><text:span text:style-name="_5f_BVS"> à 0,25, la probabilité de l’événement contraire est égale à 0,85.</text:span></text:p>
        </text:list-item>
        <text:list-item>
          <text:p text:style-name="P90"><text:span text:style-name="_5f_BVS">La somme des probabilités d’un événement et de son événement contraire est égale à 1.</text:span></text:p>
        </text:list-item>
        <text:list-item>
          <text:p text:style-name="P90"><text:span text:style-name="_5f_BVS">La probabilité d’un événement est un nombre compris entre 0 et 1.</text:span></text:p>
        </text:list-item>
      </text:list>
      <text:section text:style-name="Sect3" text:name="Section5">
        <text:p text:style-name="P52"><text:span text:style-name="Bold_5f_niv2"><text:span text:style-name="T94">a.</text:span></text:span><text:span text:style-name="Bold_5f_niv2"><text:span text:style-name="T96">  </text:span></text:span><text:span text:style-name="Bold_5f_niv2"><text:span text:style-name="T26">Faux</text:span></text:span></text:p>
        <text:p text:style-name="P51"><text:span text:style-name="Bold_5f_niv2"><text:span text:style-name="T97">b</text:span></text:span><text:span text:style-name="Bold_5f_niv2"><text:span text:style-name="T94">.</text:span></text:span><text:span text:style-name="Bold_5f_niv2"><text:span text:style-name="T96">  </text:span></text:span><text:span text:style-name="Bold_5f_niv2"><text:span text:style-name="T26">Faux</text:span></text:span></text:p>
        <text:p text:style-name="P50"><text:span text:style-name="Bold_5f_niv2"><text:span text:style-name="T97">c</text:span></text:span><text:span text:style-name="Bold_5f_niv2"><text:span text:style-name="T94">.</text:span></text:span><text:span text:style-name="Bold_5f_niv2"><text:span text:style-name="T96">  </text:span></text:span><text:span text:style-name="Bold_5f_niv2"><text:span text:style-name="T26">Vrai</text:span></text:span></text:p>
        <text:p text:style-name="P51"><text:span text:style-name="Bold_5f_niv2"><text:span text:style-name="T97">d</text:span></text:span><text:span text:style-name="Bold_5f_niv2"><text:span text:style-name="T94">.</text:span></text:span><text:span text:style-name="Bold_5f_niv2"><text:span text:style-name="T96">  </text:span></text:span><text:span text:style-name="Bold_5f_niv2"><text:span text:style-name="T26">Faux</text:span></text:span></text:p>
        <text:p text:style-name="P51"><text:span text:style-name="Bold_5f_niv2"><text:span text:style-name="T97">e</text:span></text:span><text:span text:style-name="Bold_5f_niv2"><text:span text:style-name="T94">.</text:span></text:span><text:span text:style-name="Bold_5f_niv2"><text:span text:style-name="T96">  </text:span></text:span><text:span text:style-name="Bold_5f_niv2"><text:span text:style-name="T26">Vrai</text:span></text:span></text:p>
        <text:p text:style-name="P51"><text:span text:style-name="Bold_5f_niv2"><text:span text:style-name="T97">f</text:span></text:span><text:span text:style-name="Bold_5f_niv2"><text:span text:style-name="T94">.</text:span></text:span><text:span text:style-name="Bold_5f_niv2"><text:span text:style-name="T96">  </text:span></text:span><text:span text:style-name="Bold_5f_niv2"><text:span text:style-name="T26">Vrai</text:span></text:span></text:p>
      </text:section>
      <text:list xml:id="list93335049848803" text:continue-list="list93333641840893" text:style-name="Num_5f_Exo">
        <text:list-item>
          <text:h text:style-name="P64" text:outline-level="1"><draw:custom-shape text:anchor-type="paragraph" draw:z-index="35" draw:name="Forme8" draw:style-name="gr4" draw:text-style-name="P103" svg:width="9.471cm" svg:height="8.601cm" svg:x="-0.249cm" svg:y="0.328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 <text:span text:style-name="T16">Extrait d</text:span><text:span text:style-name="T17">u</text:span><text:span text:style-name="T16"> brevet</text:span></text:h>
          <text:p text:style-name="P87">Il y a dans une urne douze boules indiscernables au toucher, numérotée<text:span text:style-name="T92">s</text:span> de 1 à 12. On veut tirer une boule au hasard.</text:p>
        </text:list-item>
      </text:list>
      <text:p text:style-name="P39"><text:span text:style-name="_5f_BVS"><text:span text:style-name="T8">a.</text:span></text:span><text:span text:style-name="_5f_BVS"><text:span text:style-name="T13"> </text:span></text:span><text:span text:style-name="_5f_BVS">Est-il plus probable d’obtenir un numéro pair ou bien un multiple de 3 ?</text:span></text:p>
      <text:p text:style-name="P57"><text:span text:style-name="_5f_pointillés_20_gris"><text:span text:style-name="T65">Obtenir un nombre pair</text:span></text:span></text:p>
      <text:p text:style-name="P57"><text:span text:style-name="_5f_pointillés_20_gris"><text:span text:style-name="T65">(6 « nombre</text:span></text:span><text:span text:style-name="_5f_pointillés_20_gris"><text:span text:style-name="T69">s</text:span></text:span><text:span text:style-name="_5f_pointillés_20_gris"><text:span text:style-name="T65"> pair</text:span></text:span><text:span text:style-name="_5f_pointillés_20_gris"><text:span text:style-name="T69">s</text:span></text:span><text:span text:style-name="_5f_pointillés_20_gris"><text:span text:style-name="T65"> » contre « 4 multiples de  3 »)</text:span></text:span></text:p>
      <text:p text:style-name="P47"><text:span text:style-name="_5f_BVS"><text:span text:style-name="T15">b</text:span></text:span><text:span text:style-name="_5f_BVS"><text:span text:style-name="T8">.</text:span></text:span><text:span text:style-name="_5f_BVS"><text:span text:style-name="T13"> </text:span></text:span><text:span text:style-name="_5f_BVS">Quelle est la probabilité d’obtenir un numéro inférieur à 20 ?</text:span></text:p>
      <text:list xml:id="list93334286653548" text:continue-list="list93335207444664" text:style-name="liste_5f_abc">
        <text:list-header>
          <text:p text:style-name="P70"><text:span text:style-name="_5f_pointillés_20_gris"><text:span text:style-name="T65">p = 1.</text:span></text:span></text:p>
        </text:list-header>
      </text:list>
      <text:p text:style-name="P47"><text:span text:style-name="_5f_BVS"><text:span text:style-name="T15">c</text:span></text:span><text:span text:style-name="_5f_BVS"><text:span text:style-name="T8">.</text:span></text:span><text:span text:style-name="_5f_BVS"><text:span text:style-name="T13"> </text:span></text:span><text:span text:style-name="_5f_BVS">On enlève de l’urne toutes les boules dont le numéro est un diviseur de 6. On veut à nouveau tirer une boule au hasard. Explique pourquoi la probabilité d’obtenir un numéro qui soit un nombre premier est alors 0,375.</text:span></text:p>
      <text:list xml:id="list93335503602422" text:continue-numbering="true" text:style-name="liste_5f_abc">
        <text:list-header>
          <text:p text:style-name="P71"><text:span text:style-name="_5f_pointillés_20_gris"><text:span text:style-name="T65">3 nombres premiers </text:span></text:span><text:span text:style-name="_5f_pointillés_20_gris"><text:span text:style-name="T66">(</text:span></text:span><text:span text:style-name="_5f_pointillés_20_gris"><text:span text:style-name="T65">5, 7 et 11</text:span></text:span><text:span text:style-name="_5f_pointillés_20_gris"><text:span text:style-name="T66">) sur 8</text:span></text:span><text:span text:style-name="_5f_pointillés_20_gris"><text:span text:style-name="T65">.</text:span></text:span></text:p>
          <text:p text:style-name="P71"><text:span text:style-name="_5f_pointillés_20_gris"><text:span text:style-name="T101"><text:s/></text:span></text:span><text:span text:style-name="_5f_pointillés_20_gris"><text:span text:style-name="T101"><draw:frame draw:style-name="fr4" draw:name="Objet17" text:anchor-type="as-char" svg:width="2.623cm" svg:height="0.87cm" draw:z-index="5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<text:p text:style-name="P67"><text:span text:style-name="_5f_pointillés_20_gris"/></text:p>
        </text:list-header>
      </text:list>
      <text:list xml:id="list93334555486430" text:continue-list="list93335049848803" text:style-name="Num_5f_Exo">
        <text:list-item>
          <text:h text:style-name="P61" text:outline-level="1"> Un dé cubique a 6 faces peintes : une en bleu, une en rouge, une en jaune, une en vert et deux en noir.</text:h>
        </text:list-item>
      </text:list>
      <text:p text:style-name="P28">Calcule les probabilités des événements suivants.</text:p>
      <text:p text:style-name="P43"><text:span text:style-name="Bold_5f_niv2"><text:span text:style-name="T98">a</text:span></text:span><text:span text:style-name="Bold_5f_niv2"><text:span text:style-name="T99">.</text:span></text:span><text:span text:style-name="T13"> </text:span><text:span text:style-name="T52">Obtenir une face jaune : </text:span></text:p>
      <text:p text:style-name="P26"><text:span text:style-name="_5f_pointillés_20_gris"><text:span text:style-name="T71"><draw:frame draw:style-name="fr4" draw:name="Objet22" text:anchor-type="as-char" svg:width="4.406cm" svg:height="0.87cm" draw:z-index="56"><draw:object xlink:href="./Object 17" xlink:type="simple" xlink:show="embed" xlink:actuate="onLoad"/><draw:image xlink:href="./ObjectReplacements/Object 17" xlink:type="simple" xlink:show="embed" xlink:actuate="onLoad"/></draw:frame></text:span></text:span></text:p>
      <text:p text:style-name="P48"><text:span text:style-name="Bold_5f_niv2"><text:span text:style-name="T93">b.</text:span></text:span><text:span text:style-name="T13"> </text:span><text:span text:style-name="T53">O</text:span><text:span text:style-name="T54">btenir une face bleue : </text:span></text:p>
      <text:p text:style-name="P26"><text:span text:style-name="_5f_pointillés_20_gris"><text:span text:style-name="T71"><draw:frame draw:style-name="fr4" draw:name="Objet23" text:anchor-type="as-char" svg:width="4.336cm" svg:height="0.87cm" draw:z-index="5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<text:p text:style-name="P48"><text:span text:style-name="Bold_5f_niv2"><text:span text:style-name="T91">c.</text:span></text:span><text:span text:style-name="T14"> </text:span><text:span text:style-name="T53">O</text:span><text:span text:style-name="T54">bteni</text:span><text:span text:style-name="T55">r une face rouge : </text:span></text:p>
      <text:p text:style-name="P26"><text:span text:style-name="_5f_pointillés_20_gris"><text:span text:style-name="T71"><draw:frame draw:style-name="fr4" draw:name="Objet24" text:anchor-type="as-char" svg:width="4.38cm" svg:height="0.87cm" draw:z-index="58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p>
      <text:p text:style-name="P48"><text:span text:style-name="Bold_5f_niv2"><text:span text:style-name="T91">d.</text:span></text:span><text:span text:style-name="T14"> </text:span><text:span text:style-name="T53">O</text:span><text:span text:style-name="T54">bteni</text:span><text:span text:style-name="T55">r une face verte :</text:span></text:p>
      <text:p text:style-name="P26"><text:span text:style-name="_5f_pointillés_20_gris"><text:span text:style-name="T71"><draw:frame draw:style-name="fr4" draw:name="Objet25" text:anchor-type="as-char" svg:width="4.284cm" svg:height="0.87cm" draw:z-index="59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p>
      <text:p text:style-name="P48"><text:span text:style-name="Bold_5f_niv2"><text:span text:style-name="T91">e.</text:span></text:span><text:span text:style-name="T14"> </text:span><text:span text:style-name="T53">O</text:span><text:span text:style-name="T54">bteni</text:span><text:span text:style-name="T55">r une face noire : </text:span></text:p>
      <text:p text:style-name="P25"><text:span text:style-name="_5f_pointillés_20_gris"><text:span text:style-name="T71"><draw:frame draw:style-name="fr4" draw:name="Objet26" text:anchor-type="as-char" svg:width="4.875cm" svg:height="0.87cm" draw:z-index="60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<text:list xml:id="list93333760060562" text:continue-numbering="true" text:style-name="Num_5f_Exo">
        <text:list-item>
          <text:h text:style-name="P65" text:outline-level="1"><draw:custom-shape text:anchor-type="paragraph" draw:z-index="36" draw:name="Forme9" draw:style-name="gr3" draw:text-style-name="P103" svg:width="9.471cm" svg:height="12.202cm" svg:x="-0.314cm" svg:y="0.254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 <text:span text:style-name="T16">Extrait d</text:span><text:span text:style-name="T17">u</text:span><text:span text:style-name="T16"> brevet</text:span></text:h>
        </text:list-item>
      </text:list>
      <text:p text:style-name="P29">Sam préfère les bonbons bleus. Dans son paquet de 500 bonbons, 150 sont bleus, les autres sont rouges, jaunes ou verts.</text:p>
      <text:p text:style-name="P42"><text:span text:style-name="_5f_BVS"><text:span text:style-name="T8">a.</text:span></text:span><text:span text:style-name="_5f_BVS"><text:span text:style-name="T13"> </text:span></text:span>Quelle est la probabilité qu’il pioche au hasard un bonbon bleu dans son paquet ?</text:p>
      <text:list xml:id="list93334963804609" text:continue-list="list93335503602422" text:style-name="liste_5f_abc">
        <text:list-header>
          <text:p text:style-name="P76"><text:span text:style-name="_5f_pointillés_20_gris"><text:span text:style-name="T72"><draw:frame draw:style-name="fr4" draw:name="Objet37" text:anchor-type="as-char" svg:width="6.001cm" svg:height="0.87cm" draw:z-index="61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</text:list-header>
      </text:list>
      <text:p text:style-name="P49"><text:span text:style-name="_5f_BVS"><text:span text:style-name="T15">b</text:span></text:span><text:span text:style-name="_5f_BVS"><text:span text:style-name="T8">.</text:span></text:span><text:span text:style-name="_5f_BVS"><text:span text:style-name="T13"> </text:span></text:span>2<text:span text:style-name="T83">0 % des bonbons de ce paquet sont rouges. Combien de bonbons rouges y a-t-il ?</text:span></text:p>
      <text:list xml:id="list93333512640936" text:continue-numbering="true" text:style-name="liste_5f_abc">
        <text:list-header>
          <text:p text:style-name="P77"><text:span text:style-name="_5f_pointillés_20_gris"><text:span text:style-name="T72"><draw:frame draw:style-name="fr4" draw:name="Objet27" text:anchor-type="as-char" svg:width="2.745cm" svg:height="0.409cm" draw:z-index="6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<text:p text:style-name="P77"><text:span text:style-name="_5f_pointillés_20_gris"><text:span text:style-name="T34">Il y a 100 bonbons rouges. </text:span></text:span></text:p>
        </text:list-header>
      </text:list>
      <text:p text:style-name="P48"><text:span text:style-name="_5f_BVS"><text:span text:style-name="T15">c</text:span></text:span><text:span text:style-name="_5f_BVS"><text:span text:style-name="T8">.</text:span></text:span><text:span text:style-name="_5f_BVS"><text:span text:style-name="T13"> </text:span></text:span>S<text:span text:style-name="T83">achant qu’il y a 130 bonbons verts dans ce paquet, Sam a-t-il plus de chance de piocher au hasard un bonbon vert ou un bonbon jaune ?</text:span></text:p>
      <text:list xml:id="list93333616403617" text:continue-numbering="true" text:style-name="liste_5f_abc">
        <text:list-header>
          <text:p text:style-name="P78"><text:span text:style-name="_5f_pointillés_20_gris"><text:span text:style-name="T34">500 – (150 + 100 + 130) = 500 – 380 = 120. </text:span></text:span></text:p>
          <text:p text:style-name="P78"><text:span text:style-name="_5f_pointillés_20_gris"><text:span text:style-name="T34">Il y a 120 bonbons jaunes d</text:span></text:span><text:span text:style-name="_5f_pointillés_20_gris"><text:span text:style-name="T36">o</text:span></text:span><text:span text:style-name="_5f_pointillés_20_gris"><text:span text:style-name="T34">nc Sam a plus de chance de piocher un bonbon vert.</text:span></text:span></text:p>
          <text:p text:style-name="P78"><text:span text:style-name="_5f_pointillés_20_gris"><text:span text:style-name="T73"/></text:span></text:p>
        </text:list-header>
      </text:list>
      <text:list xml:id="list93335436125079" text:continue-list="list93333760060562" text:style-name="Num_5f_Exo">
        <text:list-item>
          <text:p text:style-name="P89"><text:span text:style-name="T12"> </text:span><text:span text:style-name="T11">D’après </text:span><text:span text:style-name="T10">brevet</text:span></text:p>
        </text:list-item>
      </text:list>
      <text:p text:style-name="P30">Louise a téléchargé une liste de lecture sur son lecteur MP4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1891099647840">
          <table:table-cell table:style-name="Tableau6.A1" office:value-type="string">
            <text:p text:style-name="P32">Titre de la chanson</text:p>
          </table:table-cell>
          <table:table-cell table:style-name="Tableau6.A1" office:value-type="string">
            <text:p text:style-name="P32">Nom de l’interprète</text:p>
          </table:table-cell>
          <table:table-cell table:style-name="Tableau6.A1" office:value-type="string">
            <text:p text:style-name="P32">Durée de la chanson en secondes</text:p>
          </table:table-cell>
        </table:table-row>
        <table:table-row table:style-name="TableLine1891099659536">
          <table:table-cell table:style-name="Tableau6.A9" office:value-type="string">
            <text:p text:style-name="P33">Mamatéou</text:p>
          </table:table-cell>
          <table:table-cell table:style-name="Tableau6.B9" office:value-type="string">
            <text:p text:style-name="P33">Timaté</text:p>
          </table:table-cell>
          <table:table-cell table:style-name="Tableau6.C9" office:value-type="string">
            <text:p text:style-name="P33">232</text:p>
          </table:table-cell>
        </table:table-row>
        <table:table-row table:style-name="TableLine1891099658448">
          <table:table-cell table:style-name="Tableau6.A9" office:value-type="string">
            <text:p text:style-name="P33">La différence</text:p>
          </table:table-cell>
          <table:table-cell table:style-name="Tableau6.B9" office:value-type="string">
            <text:p text:style-name="P33">Timaté</text:p>
          </table:table-cell>
          <table:table-cell table:style-name="Tableau6.C9" office:value-type="string">
            <text:p text:style-name="P33">211</text:p>
          </table:table-cell>
        </table:table-row>
        <table:table-row table:style-name="TableLine1891099657632">
          <table:table-cell table:style-name="Tableau6.A9" office:value-type="string">
            <text:p text:style-name="P33">Amazing</text:p>
          </table:table-cell>
          <table:table-cell table:style-name="Tableau6.B9" office:value-type="string">
            <text:p text:style-name="P33">Timaté</text:p>
          </table:table-cell>
          <table:table-cell table:style-name="Tableau6.C9" office:value-type="string">
            <text:p text:style-name="P33">214</text:p>
          </table:table-cell>
        </table:table-row>
        <table:table-row table:style-name="TableLine1891099647024">
          <table:table-cell table:style-name="Tableau6.A9" office:value-type="string">
            <text:p text:style-name="P33">Tes racines</text:p>
          </table:table-cell>
          <table:table-cell table:style-name="Tableau6.B9" office:value-type="string">
            <text:p text:style-name="P33">Timaté</text:p>
          </table:table-cell>
          <table:table-cell table:style-name="Tableau6.C9" office:value-type="string">
            <text:p text:style-name="P33">175</text:p>
          </table:table-cell>
        </table:table-row>
        <table:table-row table:style-name="TableLine1891099659808">
          <table:table-cell table:style-name="Tableau6.A9" office:value-type="string">
            <text:p text:style-name="P33">YoungBov</text:p>
          </table:table-cell>
          <table:table-cell table:style-name="Tableau6.B9" office:value-type="string">
            <text:p text:style-name="P33">Hudad</text:p>
          </table:table-cell>
          <table:table-cell table:style-name="Tableau6.C9" office:value-type="string">
            <text:p text:style-name="P33">336</text:p>
          </table:table-cell>
        </table:table-row>
        <table:table-row table:style-name="TableLine1891099651648">
          <table:table-cell table:style-name="Tableau6.A9" office:value-type="string">
            <text:p text:style-name="P33">La ficelle</text:p>
          </table:table-cell>
          <table:table-cell table:style-name="Tableau6.B9" office:value-type="string">
            <text:p text:style-name="P33">Maen</text:p>
          </table:table-cell>
          <table:table-cell table:style-name="Tableau6.C9" office:value-type="string">
            <text:p text:style-name="P33">191</text:p>
          </table:table-cell>
        </table:table-row>
        <table:table-row table:style-name="TableLine1891099652192">
          <table:table-cell table:style-name="Tableau6.A9" office:value-type="string">
            <text:p text:style-name="P33">Fou fou fou</text:p>
          </table:table-cell>
          <table:table-cell table:style-name="Tableau6.B9" office:value-type="string">
            <text:p text:style-name="P33">Maen</text:p>
          </table:table-cell>
          <table:table-cell table:style-name="Tableau6.C9" office:value-type="string">
            <text:p text:style-name="P33">184</text:p>
          </table:table-cell>
        </table:table-row>
        <table:table-row table:style-name="TableLine1891099660080">
          <table:table-cell table:style-name="Tableau6.A9" office:value-type="string">
            <text:p text:style-name="P33">Nina</text:p>
          </table:table-cell>
          <table:table-cell table:style-name="Tableau6.B9" office:value-type="string">
            <text:p text:style-name="P33">Maen</text:p>
          </table:table-cell>
          <table:table-cell table:style-name="Tableau6.C9" office:value-type="string">
            <text:p text:style-name="P33">217</text:p>
          </table:table-cell>
        </table:table-row>
      </table:table>
      <text:p text:style-name="P44">Louise décide d’utiliser la fonction « aléatoire » de son MP4. Cette fonction choisit au hasard une chanson parmi celles qui sont présentes dans la liste de lecture. Chaque chanson a la même probabilité d’être <text:span text:style-name="T81">écoutée</text:span>. </text:p>
      <text:p text:style-name="P38"><text:span text:style-name="T7">a</text:span><text:span text:style-name="T8">.</text:span><text:span text:style-name="T13"> </text:span>Détermine la probabilité que Louise écoute une chanson de Maen. </text:p>
      <text:list xml:id="list93335147057531" text:continue-list="list93333616403617" text:style-name="liste_5f_abc">
        <text:list-header>
          <text:p text:style-name="P72"><text:span text:style-name="_5f_pointillés_20_gris"><text:span text:style-name="T70"><draw:frame draw:style-name="fr4" draw:name="Objet28" text:anchor-type="as-char" svg:width="3.956cm" svg:height="0.87cm" draw:z-index="70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</text:list-header>
      </text:list>
      <text:p text:style-name="P58"><text:span text:style-name="T9">b</text:span><text:span text:style-name="T8">.</text:span><text:span text:style-name="T13"> </text:span><text:span text:style-name="T76">Elle répète 25 fois l’utilisation de </text:span><text:span text:style-name="T78">c</text:span><text:span text:style-name="T77">ette</text:span><text:span text:style-name="T76"> fonction <text:s/>et note à chaque fois le nom de l’interprète qu’elle a </text:span><text:span text:style-name="T79">écouté</text:span><text:span text:style-name="T76">. Les résultats qu’elle obtient sont notés dans le graphique ci-dessous.</text:span></text:p>
      <text:p text:style-name="P46"><draw:frame draw:style-name="fr6" draw:name="Objet1" text:anchor-type="paragraph" svg:y="0.101cm" svg:width="8.999cm" svg:height="6.361cm" draw:z-index="30"><draw:object xlink:href="./Object 3" xlink:type="simple" xlink:show="embed" xlink:actuate="onLoad"/><draw:image xlink:href="./ObjectReplacements/Object 3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1"><text:span text:style-name="T80">Quelle est la proportion de chansons de Maen écoutées ? Compare avec la question </text:span><text:span text:style-name="Bold_5f_niv2"><text:span text:style-name="T7">a</text:span></text:span><text:span text:style-name="Bold_5f_niv2"><text:span text:style-name="T8">.</text:span></text:span></text:p>
      <text:list xml:id="list93333937150858" text:continue-numbering="true" text:style-name="liste_5f_abc">
        <text:list-header>
          <text:p text:style-name="P75"><text:span text:style-name="_5f_pointillés_20_gris"><text:span text:style-name="T70"><draw:frame draw:style-name="fr4" draw:name="Objet30" text:anchor-type="as-char" svg:width="3.205cm" svg:height="0.831cm" draw:z-index="41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pointillés_20_gris"><text:span text:style-name="T70"><text:s text:c="4"/></text:span></text:span><text:span text:style-name="_5f_pointillés_20_gris"><text:span text:style-name="T70"><draw:frame draw:style-name="fr5" draw:name="Objet31" text:anchor-type="as-char" svg:y="-0.467cm" svg:width="0.626cm" svg:height="0.831cm" draw:z-index="42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38">des chansons écoutées sont de Maen, ce qui est inférieur à la probabilité calculée. </text:span></text:span></text:p>
        </text:list-header>
      </text:list>
      <text:list xml:id="list93334780889611" text:continue-list="list93335436125079" text:style-name="Num_5f_Exo">
        <text:list-item>
          <text:h text:style-name="P100" text:outline-level="1"><text:soft-page-break/><text:span text:style-name="T89"> </text:span><text:span text:style-name="_5f_pointillés_20_gris"><text:span text:style-name="T31">Un sac opaque contient 50 billes bleues, 45 rouges, 45 vertes et 60 jaunes. Les billes sont indiscernables au toucher. On tire une bille au hasard dans ce sac.</text:span></text:span></text:h>
        </text:list-item>
      </text:list>
      <text:list xml:id="list93334473568246" text:continue-list="list93333937150858" text:style-name="liste_5f_abc">
        <text:list-item text:start-value="1">
          <text:p text:style-name="P95"><text:span text:style-name="_5f_BVS">Donne les issues possibles de cette expérience aléatoire.</text:span></text:p>
          <text:p text:style-name="P67"><text:span text:style-name="_5f_pointillés_20_gris"><text:span text:style-name="T67">Issues : bleu, rouge, vert et jaune.</text:span></text:span></text:p>
        </text:list-item>
        <text:list-item>
          <text:p text:style-name="P93"><text:span text:style-name="_5f_BVS">Cite un événement impossible.</text:span></text:p>
          <text:p text:style-name="P67"><text:span text:style-name="_5f_pointillés_20_gris"><text:span text:style-name="T60">« </text:span></text:span><text:span text:style-name="_5f_pointillés_20_gris"><text:span text:style-name="T67">Tirer une boule blanche ».</text:span></text:span></text:p>
        </text:list-item>
        <text:list-item>
          <text:p text:style-name="P93"><text:span text:style-name="_5f_pointillés_20_gris"><text:span text:style-name="T30">Quelle est la probabilité que l</text:span></text:span><text:span text:style-name="_5f_pointillés_20_gris"><text:span text:style-name="T31">a bille soit jaune ?</text:span></text:span></text:p>
          <text:p text:style-name="P67"><text:span text:style-name="_5f_pointillés_20_gris"><draw:frame draw:style-name="fr4" draw:name="Objet29" text:anchor-type="as-char" svg:width="6.906cm" svg:height="0.87cm" draw:z-index="62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</text:list-item>
        <text:list-item>
          <text:p text:style-name="P93"><text:span text:style-name="_5f_BVS">Calcule la probabilité de l’événement contraire à l’événement « La bille est jaune ».</text:span></text:p>
          <text:p text:style-name="P67"><text:span text:style-name="_5f_pointillés_20_gris"><draw:frame draw:style-name="fr4" draw:name="Objet32" text:anchor-type="as-char" svg:width="7.308cm" svg:height="0.429cm" draw:z-index="6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</text:list-item>
        <text:list-item>
          <text:p text:style-name="P93"><text:span text:style-name="_5f_BVS">Calcule la probabilité de l’événement « La bille est bleue ou verte. »</text:span></text:p>
          <text:p text:style-name="P67"><text:span text:style-name="_5f_pointillés_20_gris"><draw:frame draw:style-name="fr4" draw:name="Objet33" text:anchor-type="as-char" svg:width="7.13cm" svg:height="0.87cm" draw:z-index="64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</text:list-item>
      </text:list>
      <text:list xml:id="list93335189198589" text:continue-list="list93334780889611" text:style-name="Num_5f_Exo">
        <text:list-item>
          <text:h text:style-name="P66" text:outline-level="1"><text:span text:style-name="_5f_pointillés_20_gris"><text:span text:style-name="T41"> </text:span></text:span><text:span text:style-name="_5f_BVS"><text:span text:style-name="T82">Une cible de fléchettes est composée de trois secteurs circulaires de différentes couleurs. On</text:span></text:span><text:span text:style-name="_5f_pointillés_20_gris"><text:span text:style-name="T42"> suppose que, pour chaque lanc</text:span></text:span><text:span text:style-name="_5f_pointillés_20_gris"><text:span text:style-name="T56">e</text:span></text:span><text:span text:style-name="_5f_pointillés_20_gris"><text:span text:style-name="T57">r</text:span></text:span><text:span text:style-name="_5f_pointillés_20_gris"><text:span text:style-name="T42">, la fléchette atteint l’une des trois zones représentées ci-dessous. </text:span></text:span><text:span text:style-name="_5f_pointillés_20_gris"><text:span text:style-name="T41">Les trois cercles ont le même centre. Le cercle vert a un rayon égal à 2 cm.</text:span></text:span></text:h>
        </text:list-item>
      </text:list>
      <text:p text:style-name="_5f_Paragraphe_20_livret_20_"><draw:g text:anchor-type="paragraph" draw:z-index="34" draw:name="Forme8" draw:style-name="gr5"><draw:g draw:style-name="gr6"><draw:custom-shape draw:style-name="gr7" draw:text-style-name="P104" svg:width="4.483cm" svg:height="4.5cm" svg:x="2.025cm" svg:y="0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5" svg:width="2.56cm" svg:height="2.565cm" svg:x="2.983cm" svg:y="1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06" svg:width="1.287cm" svg:height="1.294cm" svg:x="3.621cm" svg:y="1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gr10" draw:text-style-name="P108" svg:width="1.278cm" svg:height="1.403cm" svg:x="4.748cm" svg:y="2.055cm"><draw:text-box><text:p text:style-name="P107"><text:span text:style-name="T103">2 cm</text:span></text:p></draw:text-box></draw:frame><draw:line draw:style-name="gr11" draw:text-style-name="P109" svg:x1="4.9cm" svg:y1="2.503cm" svg:x2="5.497cm" svg:y2="2.503cm"><text:p/></draw:line><draw:line draw:style-name="gr11" draw:text-style-name="P109" svg:x1="5.572cm" svg:y1="2.503cm" svg:x2="6.468cm" svg:y2="2.503cm"><text:p/></draw:line><draw:frame draw:style-name="gr12" draw:text-style-name="P108" svg:width="1.555cm" svg:height="1.017cm" svg:x="5.57cm" svg:y="2.057cm"><draw:text-box><text:p text:style-name="P107"><text:span text:style-name="T103">3 cm</text:span></text:p></draw:text-box></draw:frame></draw:g></text:p>
      <text:p text:style-name="_5f_Paragraphe_20_livret_20_"/>
      <text:p text:style-name="P37"/>
      <text:p text:style-name="P37"/>
      <text:p text:style-name="P45"/>
      <text:p text:style-name="_5f_Paragraphe_20_livret_20_"/>
      <text:p text:style-name="_5f_Paragraphe_20_livret_20_"/>
      <text:p text:style-name="P40"/>
      <text:list xml:id="list93334187343421" text:continue-list="list93334473568246" text:style-name="liste_5f_abc">
        <text:list-item text:start-value="1">
          <text:p text:style-name="P93"><text:span text:style-name="_5f_pointillés_20_gris"><text:span text:style-name="T32">Calcule la probabilité </text:span></text:span><text:span text:style-name="_5f_pointillés_20_gris"><text:span text:style-name="T33">d’atteindre la zone verte.</text:span></text:span></text:p>
          <text:p text:style-name="P67"><text:span text:style-name="_5f_pointillés_20_gris"><text:span text:style-name="T72"><draw:frame draw:style-name="fr4" draw:name="Objet34" text:anchor-type="as-char" svg:width="8.16cm" svg:height="0.977cm" draw:z-index="6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72"><draw:frame draw:style-name="fr4" draw:name="Objet35" text:anchor-type="as-char" svg:width="3.436cm" svg:height="0.429cm" draw:z-index="66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Correction_5f_surligné"><text:span text:style-name="T102">.</text:span></text:span></text:p>
        </text:list-item>
        <text:list-item>
          <text:p text:style-name="P93"><text:span text:style-name="_5f_BVS">Calcule la probabilité d’atteindre la zone rouge.</text:span></text:p>
          <text:p text:style-name="P73"><text:span text:style-name="_5f_pointillés_20_gris"><text:span text:style-name="T35">Aire zone rouge </text:span></text:span></text:p>
          <text:p text:style-name="P73"><text:span text:style-name="_5f_pointillés_20_gris"><text:span text:style-name="T35">= Aire totale – Aire zone verte et noire</text:span></text:span></text:p>
          <text:p text:style-name="P73"><text:span text:style-name="_5f_pointillés_20_gris"><text:span text:style-name="T35">= </text:span></text:span><text:span text:style-name="_5f_pointillés_20_gris"><text:span text:style-name="T39">π </text:span></text:span><text:span text:style-name="_5f_pointillés_20_gris"><text:span text:style-name="T37">x 7² – </text:span></text:span><text:span text:style-name="_5f_pointillés_20_gris"><text:span text:style-name="T39">π </text:span></text:span><text:span text:style-name="_5f_pointillés_20_gris"><text:span text:style-name="T37">x (2 + 2)² = 49</text:span></text:span><text:span text:style-name="_5f_pointillés_20_gris"><text:span text:style-name="T39">π</text:span></text:span><text:span text:style-name="_5f_pointillés_20_gris"><text:span text:style-name="T37"> – 16</text:span></text:span><text:span text:style-name="_5f_pointillés_20_gris"><text:span text:style-name="T39">π</text:span></text:span><text:span text:style-name="_5f_pointillés_20_gris"><text:span text:style-name="T37"> = 33</text:span></text:span><text:span text:style-name="_5f_pointillés_20_gris"><text:span text:style-name="T39">π</text:span></text:span><text:span text:style-name="_5f_pointillés_20_gris"><text:span text:style-name="T72"><draw:frame draw:style-name="fr4" draw:name="Objet38" text:anchor-type="as-char" svg:width="6.694cm" svg:height="0.87cm" draw:z-index="67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72"> </text:span></text:span></text:p>
          <text:p text:style-name="P73"><text:span text:style-name="_5f_pointillés_20_gris"><text:span text:style-name="T40"><draw:frame draw:style-name="fr4" draw:name="Objet36" text:anchor-type="as-char" svg:width="3.743cm" svg:height="0.429cm" draw:z-index="6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Liberation Serif" svg:font-family="'Liberation Serif'" style:font-adornments="Oblique" style:font-family-generic="roman"/>
    <style:font-face style:name="Utopia-Bold" svg:font-family="Utopia-Bold" style:font-family-generic="roman"/>
    <style:font-face style:name="Arial" svg:font-family="Arial" style:font-adornments="Oblique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22eecf" officeooo:paragraph-rsid="004c0228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98ba7"/>
    </style:style>
    <style:style style:name="MT7" style:family="text">
      <style:text-properties officeooo:rsid="0053ee92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4</text:span></text:p></draw:text-box></draw:frame><draw:line text:anchor-type="paragraph" draw:z-index="11" draw:name="Forme3" draw:style-name="Mgr3" draw:text-style-name="MP24" svg:x1="11.074cm" svg:y1="0.36cm" svg:x2="20.497cm" svg:y2="0.36cm"><text:p/></draw:line>Calculer une <text:span text:style-name="MT6">probabilité</text:span></text:p>
      </style:header>
      <style:footer>
        <text:p text:style-name="MP26"><draw:frame draw:style-name="Mfr1" draw:name="Cadre1" text:anchor-type="paragraph" svg:y="-0.06cm" draw:z-index="15"><draw:text-box fo:min-height="0.499cm" fo:min-width="3cm"><draw:frame draw:style-name="Mfr2" draw:name="Cadre2" text:anchor-type="frame" svg:x="0.45cm" svg:y="0.079cm" svg:width="0.817cm" draw:z-index="24"><draw:text-box fo:min-height="0.355cm"><text:p text:style-name="MP27"><draw:g text:anchor-type="paragraph" draw:z-index="29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6</text:page-number></text:p></draw:text-box></draw:frame><text:p text:style-name="MP29">Statistique<text:span text:style-name="MT7">s</text:span> et probabilité<text:span text:style-name="MT7">s</text:span> • B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09:33:32.909000000</dc:date>
    <meta:editing-duration>PT16H37S</meta:editing-duration>
    <meta:editing-cycles>164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38" meta:page-count="4" meta:paragraph-count="198" meta:word-count="1517" meta:character-count="8213" meta:non-whitespace-character-count="6469"/>
  </office:meta>
</office:document-meta>
</file>

<file path=Object 1/content.xml><?xml version="1.0" encoding="utf-8"?>
<math xmlns="http://www.w3.org/1998/Math/MathML" display="block">
  <semantics>
    <mrow>
      <mfrac>
        <mn>8</mn>
        <mn>32</mn>
      </mfrac>
      <mrow>
        <mspace width="0.5em"/>
        <mo stretchy="false">=</mo>
        <mspace width="0.5em"/>
      </mrow>
      <mfrac>
        <mn>1</mn>
        <mn>4</mn>
      </mfrac>
    </mrow>
    <annotation encoding="StarMath 5.0">8 over 32`=`1 over 4</annotation>
  </semantics>
</math>
</file>

<file path=Object 10/content.xml><?xml version="1.0" encoding="utf-8"?>
<math xmlns="http://www.w3.org/1998/Math/MathML" display="block">
  <semantics>
    <mfrac>
      <mn>4</mn>
      <mn>32</mn>
    </mfrac>
    <annotation encoding="StarMath 5.0">{4}over{32}</annotation>
  </semantics>
</math>
</file>

<file path=Object 11/content.xml><?xml version="1.0" encoding="utf-8"?>
<math xmlns="http://www.w3.org/1998/Math/MathML" display="block">
  <semantics>
    <mfrac>
      <mn>4</mn>
      <mn>28</mn>
    </mfrac>
    <annotation encoding="StarMath 5.0">{4}over{28}</annotation>
  </semantics>
</math>
</file>

<file path=Object 12/content.xml><?xml version="1.0" encoding="utf-8"?>
<math xmlns="http://www.w3.org/1998/Math/MathML" display="block">
  <semantics>
    <mstyle mathsize="10pt">
      <mrow>
        <msub>
          <mi>P</mi>
          <mrow>
            <mi mathvariant="italic">Ne</mi>
            <mi mathvariant="italic">pas</mi>
            <mi mathvariant="italic">obtenir</mi>
            <mi mathvariant="italic">une</mi>
            <mi mathvariant="italic">boule</mi>
            <mi mathvariant="italic">rouge</mi>
          </mrow>
        </msub>
        <mrow>
          <mspace width="0.5em"/>
          <mo stretchy="false">=</mo>
          <mspace width="0.5em"/>
        </mrow>
        <mfrac>
          <mrow>
            <mn>2</mn>
            <mo stretchy="false">+</mo>
            <mn>2</mn>
          </mrow>
          <mn>8</mn>
        </mfrac>
        <mrow>
          <mspace width="0.5em"/>
          <mo stretchy="false">=</mo>
          <mspace width="0.5em"/>
        </mrow>
        <mfrac>
          <mn>4</mn>
          <mn>8</mn>
        </mfrac>
        <mrow>
          <mspace width="0.5em"/>
          <mo stretchy="false">=</mo>
          <mspace width="0.5em"/>
        </mrow>
        <mfrac>
          <mn>1</mn>
          <mn>2</mn>
        </mfrac>
      </mrow>
    </mstyle>
    <annotation encoding="StarMath 5.0">size 10 {P_{Ne pas obtenir une boule rouge} `=` { 2+2 }over{ 8 } `=` { 4 }over{ 8 } `=` { 1 }over{ 2 }}
</annotation>
  </semantics>
</math>
</file>

<file path=Object 13/content.xml><?xml version="1.0" encoding="utf-8"?>
<math xmlns="http://www.w3.org/1998/Math/MathML" display="block">
  <semantics>
    <mfrac>
      <mn>2</mn>
      <mn>5</mn>
    </mfrac>
    <annotation encoding="StarMath 5.0">{2}over{5}</annotation>
  </semantics>
</math>
</file>

<file path=Object 14/content.xml><?xml version="1.0" encoding="utf-8"?>
<math xmlns="http://www.w3.org/1998/Math/MathML" display="block">
  <semantics>
    <mrow>
      <mi>p</mi>
      <mo stretchy="false">=</mo>
      <mfrac>
        <mn>3</mn>
        <mn>8</mn>
      </mfrac>
    </mrow>
    <annotation encoding="StarMath 5.0">{p = { 3 }over{ 8 } }</annotation>
  </semantics>
</math>
</file>

<file path=Object 15/content.xml><?xml version="1.0" encoding="utf-8"?>
<math xmlns="http://www.w3.org/1998/Math/MathML" display="block">
  <semantics>
    <mrow>
      <mi>p</mi>
      <mo stretchy="false">=</mo>
      <mfrac>
        <mn>5</mn>
        <mn>8</mn>
      </mfrac>
    </mrow>
    <annotation encoding="StarMath 5.0">{p = { 5 }over{ 8 } }</annotation>
  </semantics>
</math>
</file>

<file path=Object 1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n>3</mn>
        <mn>8</mn>
      </mfrac>
      <mrow>
        <mspace width="0.5em"/>
        <mo stretchy="false">=</mo>
        <mspace width="0.5em"/>
      </mrow>
      <mn>0,375</mn>
    </mrow>
    <annotation encoding="StarMath 5.0">{p `=` { 3 }over{ 8 } `=` 0,375}</annotation>
  </semantics>
</math>
</file>

<file path=Object 17/content.xml><?xml version="1.0" encoding="utf-8"?>
<math xmlns="http://www.w3.org/1998/Math/MathML" display="block">
  <semantics>
    <mstyle mathsize="10pt">
      <mrow>
        <mi>P</mi>
        <mrow>
          <mrow>
            <mo fence="true" form="prefix" stretchy="false">(</mo>
            <mrow>
              <mrow>
                <mi mathvariant="italic">obtenir</mi>
                <mi mathvariant="italic">une</mi>
                <mi mathvariant="italic">face</mi>
                <mi mathvariant="italic">jaune</mi>
              </mrow>
            </mrow>
            <mo fence="true" form="postfix" stretchy="false">)</mo>
          </mrow>
          <mo stretchy="false">=</mo>
          <mfrac>
            <mn>1</mn>
            <mn>6</mn>
          </mfrac>
        </mrow>
      </mrow>
    </mstyle>
    <annotation encoding="StarMath 5.0">size 10{P(obtenir une face jaune) = {1 }over{ 6 } }</annotation>
  </semantics>
</math>
</file>

<file path=Object 18/content.xml><?xml version="1.0" encoding="utf-8"?>
<math xmlns="http://www.w3.org/1998/Math/MathML" display="block">
  <semantics>
    <mfrac>
      <mn>2</mn>
      <mn>8</mn>
    </mfrac>
    <annotation encoding="StarMath 5.0">{2}over{8}</annotation>
  </semantics>
</math>
</file>

<file path=Object 19/content.xml><?xml version="1.0" encoding="utf-8"?>
<math xmlns="http://www.w3.org/1998/Math/MathML" display="block">
  <semantics>
    <mstyle mathsize="10pt">
      <mrow>
        <mi>P</mi>
        <mrow>
          <mrow>
            <mo fence="true" form="prefix" stretchy="false">(</mo>
            <mrow>
              <mrow>
                <mi mathvariant="italic">obtenir</mi>
                <mi mathvariant="italic">une</mi>
                <mi mathvariant="italic">face</mi>
                <mi mathvariant="italic">bleue</mi>
              </mrow>
            </mrow>
            <mo fence="true" form="postfix" stretchy="false">)</mo>
          </mrow>
          <mo stretchy="false">=</mo>
          <mfrac>
            <mn>1</mn>
            <mn>6</mn>
          </mfrac>
        </mrow>
      </mrow>
    </mstyle>
    <annotation encoding="StarMath 5.0">size 10{P(obtenir une face bleue) = {1 }over{ 6 } }</annotation>
  </semantics>
</math>
</file>

<file path=Object 2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3</mn>
        <mn>4</mn>
      </mfrac>
    </mrow>
    <annotation encoding="StarMath 5.0">1`-` 1over 4`= `3 over 4</annotation>
  </semantics>
</math>
</file>

<file path=Object 20/content.xml><?xml version="1.0" encoding="utf-8"?>
<math xmlns="http://www.w3.org/1998/Math/MathML" display="block">
  <semantics>
    <mstyle mathsize="10pt">
      <mrow>
        <mi>P</mi>
        <mrow>
          <mrow>
            <mo fence="true" form="prefix" stretchy="false">(</mo>
            <mrow>
              <mrow>
                <mi mathvariant="italic">obtenir</mi>
                <mi mathvariant="italic">une</mi>
                <mi mathvariant="italic">face</mi>
                <mi mathvariant="italic">rouge</mi>
              </mrow>
            </mrow>
            <mo fence="true" form="postfix" stretchy="false">)</mo>
          </mrow>
          <mo stretchy="false">=</mo>
          <mfrac>
            <mn>1</mn>
            <mn>6</mn>
          </mfrac>
        </mrow>
      </mrow>
    </mstyle>
    <annotation encoding="StarMath 5.0">size 10{P(obtenir une face rouge) = {1 }over{ 6 } }</annotation>
  </semantics>
</math>
</file>

<file path=Object 21/content.xml><?xml version="1.0" encoding="utf-8"?>
<math xmlns="http://www.w3.org/1998/Math/MathML" display="block">
  <semantics>
    <mfrac>
      <mn>8</mn>
      <mn>2</mn>
    </mfrac>
    <annotation encoding="StarMath 5.0">{8}over{2}</annotation>
  </semantics>
</math>
</file>

<file path=Object 22/content.xml><?xml version="1.0" encoding="utf-8"?>
<math xmlns="http://www.w3.org/1998/Math/MathML" display="block">
  <semantics>
    <mfrac>
      <mn>1</mn>
      <mn>5</mn>
    </mfrac>
    <annotation encoding="StarMath 5.0">{1}over{5}</annotation>
  </semantics>
</math>
</file>

<file path=Object 23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24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25/content.xml><?xml version="1.0" encoding="utf-8"?>
<math xmlns="http://www.w3.org/1998/Math/MathML" display="block">
  <semantics>
    <mstyle mathsize="10pt">
      <mrow>
        <mi>P</mi>
        <mrow>
          <mrow>
            <mo fence="true" form="prefix" stretchy="false">(</mo>
            <mrow>
              <mrow>
                <mi mathvariant="italic">obtenir</mi>
                <mi mathvariant="italic">une</mi>
                <mi mathvariant="italic">face</mi>
                <mi mathvariant="italic">verte</mi>
              </mrow>
            </mrow>
            <mo fence="true" form="postfix" stretchy="false">)</mo>
          </mrow>
          <mo stretchy="false">=</mo>
          <mfrac>
            <mn>1</mn>
            <mn>6</mn>
          </mfrac>
        </mrow>
      </mrow>
    </mstyle>
    <annotation encoding="StarMath 5.0">size 10{P(obtenir une face verte) = {1 }over{ 6 } }</annotation>
  </semantics>
</math>
</file>

<file path=Object 26/content.xml><?xml version="1.0" encoding="utf-8"?>
<math xmlns="http://www.w3.org/1998/Math/MathML" display="block">
  <semantics>
    <mstyle mathsize="10pt">
      <mrow>
        <mi>P</mi>
        <mrow>
          <mrow>
            <mo fence="true" form="prefix" stretchy="false">(</mo>
            <mrow>
              <mrow>
                <mi mathvariant="italic">obtenir</mi>
                <mi mathvariant="italic">une</mi>
                <mi mathvariant="italic">face</mi>
                <mi mathvariant="italic">noire</mi>
              </mrow>
            </mrow>
            <mo fence="true" form="postfix" stretchy="false">)</mo>
          </mrow>
          <mo stretchy="false">=</mo>
          <mfrac>
            <mn>2</mn>
            <mn>6</mn>
          </mfrac>
          <mo stretchy="false">=</mo>
          <mfrac>
            <mn>1</mn>
            <mn>3</mn>
          </mfrac>
        </mrow>
      </mrow>
    </mstyle>
    <annotation encoding="StarMath 5.0">size 10{P(obtenir une face noire) = {2 }over{ 6 } = {1 }over{ 3 } }</annotation>
  </semantics>
</math>
</file>

<file path=Object 27/content.xml><?xml version="1.0" encoding="utf-8"?>
<math xmlns="http://www.w3.org/1998/Math/MathML" display="block">
  <semantics>
    <mrow>
      <mn>20</mn>
      <mrow>
        <mrow>
          <mtext>%</mtext>
          <mo stretchy="false">×</mo>
          <mn>500</mn>
        </mrow>
        <mo stretchy="false">=</mo>
        <mn>100</mn>
      </mrow>
    </mrow>
    <annotation encoding="StarMath 5.0"> 20% times 500 =100</annotation>
  </semantics>
</math>
</file>

<file path=Object 28/content.xml><?xml version="1.0" encoding="utf-8"?>
<math xmlns="http://www.w3.org/1998/Math/MathML" display="block">
  <semantics>
    <mrow>
      <mi>P</mi>
      <mrow>
        <mo fence="true" form="prefix" stretchy="false">(</mo>
        <mrow>
          <mi mathvariant="italic">Maen</mi>
        </mrow>
        <mo fence="true" form="postfix" stretchy="false">)</mo>
      </mrow>
      <mrow>
        <mspace width="0.5em"/>
        <mo stretchy="false">=</mo>
        <mspace width="0.5em"/>
      </mrow>
      <mfrac>
        <mn>3</mn>
        <mn>8</mn>
      </mfrac>
      <mrow>
        <mspace width="0.5em"/>
        <mo stretchy="false">=</mo>
        <mspace width="0.5em"/>
      </mrow>
      <mn>0,375.</mn>
    </mrow>
    <annotation encoding="StarMath 5.0">{P(Maen) `=` {3 }over{ 8 }  `=` 0,375.}</annotation>
  </semantics>
</math>
</file>

<file path=Object 29/content.xml><?xml version="1.0" encoding="utf-8"?>
<math xmlns="http://www.w3.org/1998/Math/MathML" display="block">
  <semantics>
    <mrow>
      <mi>P</mi>
      <mrow>
        <mo fence="true" form="prefix" stretchy="false">(</mo>
        <mrow>
          <mi mathvariant="italic">Jaune</mi>
        </mrow>
        <mo fence="true" form="postfix" stretchy="false">)</mo>
      </mrow>
      <mrow>
        <mspace width="0.5em"/>
        <mo stretchy="false">=</mo>
        <mspace width="0.5em"/>
      </mrow>
      <mfrac>
        <mn>60</mn>
        <mrow>
          <mn>50</mn>
          <mo stretchy="false">+</mo>
          <mn>45</mn>
          <mo stretchy="false">+</mo>
          <mn>45</mn>
          <mo stretchy="false">+</mo>
          <mn>60</mn>
        </mrow>
      </mfrac>
      <mrow>
        <mspace width="0.5em"/>
        <mo stretchy="false">=</mo>
        <mspace width="0.5em"/>
      </mrow>
      <mfrac>
        <mn>60</mn>
        <mn>200</mn>
      </mfrac>
      <mrow>
        <mspace width="0.5em"/>
        <mo stretchy="false">=</mo>
        <mspace width="0.5em"/>
      </mrow>
      <mn>0,3.</mn>
    </mrow>
    <annotation encoding="StarMath 5.0">{P(Jaune) `=` {60}over{ 50+45+45+60 } `=` {60 }over{ 200 }`=`0,3.}</annotation>
  </semantics>
</math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family="'Bitstream Vera Sans'" style:font-style-name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Bitstream Vera Sans'" style:font-style-name="Roman" fo:font-size="10pt" style:font-size-asian="9pt" style:font-size-complex="9pt"/>
    </style:style>
    <style:style style:name="ch5" style:family="chart" style:data-style-name="N0">
      <style:chart-properties chart:display-label="true" chart:logarithmic="false" chart:maximum="16" chart:origin="0" chart:interval-major="2" chart:reverse-direction="false" text:line-break="false" loext:try-staggering-first="true" chart:link-data-style-to-source="false" chart:axis-position="1"/>
      <style:graphic-properties svg:stroke-color="#b3b3b3"/>
      <style:text-properties fo:font-family="'Bitstream Vera Sans'" style:font-style-name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Bitstream Vera Sans'" style:font-style-name="Roman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1ca2b8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2cm" svg:stroke-color="#666666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99cm" svg:height="6.36cm" xlink:href="." xlink:type="simple" chart:class="chart:bar" chart:style-name="ch1">
        <chart:plot-area chart:style-name="ch2" chart:data-source-has-labels="both" svg:x="1.688cm" svg:y="0.127cm" svg:width="7.132cm" svg:height="5.05cm">
          <chart:coordinate-region svg:x="2.398cm" svg:y="0.339cm" svg:width="6.422cm" svg:height="4.165cm"/>
          <chart:axis chart:dimension="x" chart:name="primary-x" chart:style-name="ch3" chartooo:axis-type="auto">
            <chartooo:date-scale/>
            <chart:title svg:x="3.399cm" svg:y="5.305cm" chart:style-name="ch4">
              <text:p>Nom des interprètes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4.392cm" chart:style-name="ch6">
              <text:p>Nombre de 
chansons écoutée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Timaté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Huda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e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0/content.xml><?xml version="1.0" encoding="utf-8"?>
<math xmlns="http://www.w3.org/1998/Math/MathML" display="block">
  <semantics>
    <mstyle mathsize="10pt">
      <mrow>
        <mfrac>
          <mn>6</mn>
          <mrow>
            <mn>15</mn>
            <mo stretchy="false">+</mo>
            <mn>4</mn>
            <mo stretchy="false">+</mo>
            <mn>6</mn>
          </mrow>
        </mfrac>
        <mo stretchy="false">=</mo>
        <mfrac>
          <mn>6</mn>
          <mn>25</mn>
        </mfrac>
        <mo stretchy="false">=</mo>
        <mn>0,24.</mn>
      </mrow>
    </mstyle>
    <annotation encoding="StarMath 5.0">size 10 {{6}over{ 15+4+6 } = {6 }over{ 25 }=0,24.}
</annotation>
  </semantics>
</math>
</file>

<file path=Object 31/content.xml><?xml version="1.0" encoding="utf-8"?>
<math xmlns="http://www.w3.org/1998/Math/MathML" display="block">
  <semantics>
    <mstyle mathsize="10pt">
      <mfrac>
        <mn>6</mn>
        <mn>25</mn>
      </mfrac>
    </mstyle>
    <annotation encoding="StarMath 5.0">size 10 {{6 }over{ 25 }}
</annotation>
  </semantics>
</math>
</file>

<file path=Object 3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 mathvariant="italic">non</mi>
            <mi mathvariant="italic">Jaune</mi>
          </mrow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i>P</mi>
      </mrow>
      <mrow>
        <mo fence="true" form="prefix" stretchy="false">(</mo>
        <mrow>
          <mi mathvariant="italic">Jaune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n>0,3</mn>
      </mrow>
      <mrow>
        <mspace width="0.5em"/>
        <mo stretchy="false">=</mo>
        <mspace width="0.5em"/>
      </mrow>
      <mn>0,7.</mn>
    </mrow>
    <annotation encoding="StarMath 5.0">{P(non Jaune) `=` 1 - P(Jaune)`=` 1 - 0,3 `=` 0,7.}
</annotation>
  </semantics>
</math>
</file>

<file path=Object 3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 mathvariant="italic">Verte</mi>
            <mi mathvariant="italic">ou</mi>
            <mi mathvariant="italic">Bleue</mi>
          </mrow>
        </mrow>
        <mo fence="true" form="postfix" stretchy="false">)</mo>
      </mrow>
      <mrow>
        <mspace width="0.5em"/>
        <mo stretchy="false">=</mo>
        <mspace width="0.5em"/>
      </mrow>
      <mfrac>
        <mrow>
          <mn>50</mn>
          <mo stretchy="false">+</mo>
          <mn>45</mn>
        </mrow>
        <mn>200</mn>
      </mfrac>
      <mrow>
        <mspace width="0.5em"/>
        <mo stretchy="false">=</mo>
        <mspace width="0.5em"/>
      </mrow>
      <mfrac>
        <mn>95</mn>
        <mn>200</mn>
      </mfrac>
      <mrow>
        <mspace width="0.5em"/>
        <mo stretchy="false">=</mo>
        <mspace width="0.5em"/>
      </mrow>
      <mn>0,475.</mn>
    </mrow>
    <annotation encoding="StarMath 5.0">{P(Verte ou Bleue) `=` {50+45}over{ 200 } `=` {95 }over{ 200 }`=`0,475.}
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 mathvariant="italic">zone</mi>
              <mi mathvariant="italic">verte</mi>
            </mrow>
          </mrow>
          <mo fence="true" form="postfix" stretchy="false">)</mo>
        </mrow>
        <mo stretchy="false">=</mo>
        <mfrac>
          <mrow>
            <mi mathvariant="italic">Aire</mi>
            <mi mathvariant="italic">zone</mi>
            <mi mathvariant="italic">verte</mi>
          </mrow>
          <mrow>
            <mi mathvariant="italic">Aire</mi>
            <mi mathvariant="italic">totale</mi>
            <mi mathvariant="italic">cible</mi>
          </mrow>
        </mfrac>
        <mo stretchy="false">=</mo>
        <mfrac>
          <mrow>
            <mi>π</mi>
            <mo stretchy="false">×</mo>
            <msup>
              <mn>2</mn>
              <mn>2</mn>
            </msup>
          </mrow>
          <mrow>
            <mi>π</mi>
            <mo stretchy="false">×</mo>
            <msup>
              <mrow>
                <mo fence="true" form="prefix" stretchy="false">(</mo>
                <mrow>
                  <mrow>
                    <mn>2</mn>
                    <mo stretchy="false">+</mo>
                    <mn>2</mn>
                    <mo stretchy="false">+</mo>
                    <mn>3</mn>
                  </mrow>
                </mrow>
                <mo fence="true" form="postfix" stretchy="false">)</mo>
              </mrow>
              <mn>2</mn>
            </msup>
          </mrow>
        </mfrac>
        <mo stretchy="false">=</mo>
        <mfrac>
          <mn>4</mn>
          <mn>49</mn>
        </mfrac>
      </mrow>
      <mn>.</mn>
    </mrow>
    <annotation encoding="StarMath 5.0">{P(zone verte) = {Aire zone verte}over{ Aire totale cible } = { %pi times 2^{2}}over{%pi times (2+2+3)^{2} }= { 4}over{49}.}</annotation>
  </semantics>
</math>
</file>

<file path=Object 35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 mathvariant="italic">zone</mi>
            <mi mathvariant="italic">verte</mi>
          </mrow>
        </mrow>
        <mo fence="true" form="postfix" stretchy="false">)</mo>
      </mrow>
      <mrow>
        <mspace width="0.5em"/>
        <mo stretchy="false">≈</mo>
        <mspace width="0.5em"/>
      </mrow>
      <mn>0,08</mn>
    </mrow>
    <annotation encoding="StarMath 5.0">{P(zone verte) `approx  `0,08}</annotation>
  </semantics>
</math>
</file>

<file path=Object 3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 mathvariant="italic">zone</mi>
            <mi mathvariant="italic">rouge</mi>
          </mrow>
        </mrow>
        <mo fence="true" form="postfix" stretchy="false">)</mo>
      </mrow>
      <mrow>
        <mspace width="0.5em"/>
        <mo stretchy="false">≈</mo>
        <mspace width="0.5em"/>
      </mrow>
      <mn>0,67.</mn>
    </mrow>
    <annotation encoding="StarMath 5.0">{P(zone rouge) `approx`0,67.}
</annotation>
  </semantics>
</math>
</file>

<file path=Object 37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 mathvariant="italic">bonbon</mi>
            <mi mathvariant="italic">bleu</mi>
          </mrow>
        </mrow>
        <mo fence="true" form="postfix" stretchy="false">)</mo>
      </mrow>
      <mrow>
        <mspace width="0.5em"/>
        <mo stretchy="false">=</mo>
        <mspace width="0.5em"/>
      </mrow>
      <mfrac>
        <mn>150</mn>
        <mn>500</mn>
      </mfrac>
      <mrow>
        <mspace width="0.5em"/>
        <mo stretchy="false">=</mo>
        <mspace width="0.5em"/>
      </mrow>
      <mn>0,3</mn>
      <mrow>
        <mspace width="0.5em"/>
        <mo stretchy="false">=</mo>
        <mspace width="0.5em"/>
      </mrow>
      <mn>30</mn>
      <mtext>%</mtext>
      <mn>.</mn>
    </mrow>
    <annotation encoding="StarMath 5.0"> {P(bonbon bleu) `=` {150 }over{ 500 } `=` 0,3 `=` 30 %.}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 mathvariant="italic">zone</mi>
              <mi mathvariant="italic">rouge</mi>
            </mrow>
          </mrow>
          <mo fence="true" form="postfix" stretchy="false">)</mo>
        </mrow>
        <mo stretchy="false">=</mo>
        <mfrac>
          <mrow>
            <mi mathvariant="italic">Aire</mi>
            <mi mathvariant="italic">zone</mi>
            <mi mathvariant="italic">rouge</mi>
          </mrow>
          <mrow>
            <mi mathvariant="italic">Aire</mi>
            <mi mathvariant="italic">totale</mi>
            <mi mathvariant="italic">cible</mi>
          </mrow>
        </mfrac>
        <mo stretchy="false">=</mo>
        <mfrac>
          <mrow>
            <mn>33</mn>
            <mi>π</mi>
          </mrow>
          <mrow>
            <mn>49</mn>
            <mi>π</mi>
          </mrow>
        </mfrac>
        <mo stretchy="false">=</mo>
        <mfrac>
          <mn>33</mn>
          <mn>49</mn>
        </mfrac>
      </mrow>
    </mrow>
    <annotation encoding="StarMath 5.0">{P(zone rouge) = {Aire zone rouge}over{ Aire totale cible } = { 33%pi }over{49%pi}= { 33}over{49}}
</annotation>
  </semantics>
</math>
</file>

<file path=Object 4/content.xml><?xml version="1.0" encoding="utf-8"?>
<math xmlns="http://www.w3.org/1998/Math/MathML" display="block">
  <semantics>
    <mfrac>
      <mn>1</mn>
      <mn>5</mn>
    </mfrac>
    <annotation encoding="StarMath 5.0">{1}over{5}</annotation>
  </semantics>
</math>
</file>

<file path=Object 5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6/content.xml><?xml version="1.0" encoding="utf-8"?>
<math xmlns="http://www.w3.org/1998/Math/MathML" display="block">
  <semantics>
    <mstyle mathsize="10pt">
      <mrow>
        <msub>
          <mi>P</mi>
          <mrow>
            <mi mathvariant="italic">Obtenir</mi>
            <mi mathvariant="italic">une</mi>
            <mi mathvariant="italic">boule</mi>
            <mi mathvariant="italic">rouge</mi>
          </mrow>
        </msub>
        <mrow>
          <mspace width="0.5em"/>
          <mo stretchy="false">=</mo>
          <mspace width="0.5em"/>
        </mrow>
        <mfrac>
          <mn>4</mn>
          <mn>8</mn>
        </mfrac>
        <mrow>
          <mspace width="0.5em"/>
          <mo stretchy="false">=</mo>
          <mspace width="0.5em"/>
        </mrow>
        <mfrac>
          <mn>1</mn>
          <mn>2</mn>
        </mfrac>
      </mrow>
    </mstyle>
    <annotation encoding="StarMath 5.0">size 10 {{P_{Obtenir une boule rouge} `= ` { 4 }over{ 8 }  `= ` { 1 }over{ 2 }}}</annotation>
  </semantics>
</math>
</file>

<file path=Object 7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8/content.xml><?xml version="1.0" encoding="utf-8"?>
<math xmlns="http://www.w3.org/1998/Math/MathML" display="block">
  <semantics>
    <mfrac>
      <mn>1</mn>
      <mn>8</mn>
    </mfrac>
    <annotation encoding="StarMath 5.0">1 over 8</annotation>
  </semantics>
</math>
</file>

<file path=Object 9/content.xml><?xml version="1.0" encoding="utf-8"?>
<math xmlns="http://www.w3.org/1998/Math/MathML" display="block">
  <semantics>
    <mfrac>
      <mn>1</mn>
      <mn>32</mn>
    </mfrac>
    <annotation encoding="StarMath 5.0">{1}over{32}</annotation>
  </semantics>
</math>
</file>